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Noto, sans-serif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066in" table:align="left" fo:keep-with-next="always"/>
    </style:style>
    <style:style style:name="Table1.A" style:family="table-column">
      <style:table-column-properties style:column-width="2.066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2.1271in" table:align="left" fo:keep-with-next="always"/>
    </style:style>
    <style:style style:name="Table2.A" style:family="table-column">
      <style:table-column-properties style:column-width="2.1271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1847in" table:align="left" fo:keep-with-next="always"/>
    </style:style>
    <style:style style:name="Table3.A" style:family="table-column">
      <style:table-column-properties style:column-width="3.184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3.2514in" table:align="left" fo:keep-with-next="always"/>
    </style:style>
    <style:style style:name="Table4.A" style:family="table-column">
      <style:table-column-properties style:column-width="3.2514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51be1" officeooo:paragraph-rsid="00051b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1be1" officeooo:paragraph-rsid="000a7de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1be1" officeooo:paragraph-rsid="00051be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51be1" officeooo:paragraph-rsid="000a7de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51be1" officeooo:paragraph-rsid="000a7de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51be1" officeooo:paragraph-rsid="000b9bf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b4287" officeooo:paragraph-rsid="000b428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1be1" officeooo:paragraph-rsid="00051be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1be1" officeooo:paragraph-rsid="000a7de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51be1" officeooo:paragraph-rsid="00096c4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10pt" fo:font-weight="normal" officeooo:rsid="00067a0c" officeooo:paragraph-rsid="00067a0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0b4287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 Mono" fo:font-size="9pt" fo:font-weight="normal" officeooo:rsid="000b4287" officeooo:paragraph-rsid="000b8c60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 Mono" fo:font-size="9pt" fo:font-weight="normal" officeooo:rsid="000b8c60" officeooo:paragraph-rsid="000b8c60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fo:font-weight="normal" officeooo:rsid="00051be1" officeooo:paragraph-rsid="00051be1" style:font-weight-asian="normal" style:font-weight-complex="normal"/>
    </style:style>
    <style:style style:name="P16" style:family="paragraph" style:parent-style-name="Table">
      <style:text-properties officeooo:paragraph-rsid="000a7de0"/>
    </style:style>
    <style:style style:name="P17" style:family="paragraph" style:parent-style-name="Table_20_Contents">
      <style:paragraph-properties fo:text-align="start" style:justify-single-word="false"/>
      <style:text-properties style:font-name="Ubuntu Mono" fo:font-size="10pt" officeooo:rsid="000a7de0" officeooo:paragraph-rsid="000a7de0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b9bfc" officeooo:paragraph-rsid="000b9bf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3aace" officeooo:paragraph-rsid="0013aac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3aace" officeooo:paragraph-rsid="0014f75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4f758" officeooo:paragraph-rsid="0014f75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65cb3" officeooo:paragraph-rsid="00165cb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90989" officeooo:paragraph-rsid="0019098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bold" officeooo:rsid="00051be1" officeooo:paragraph-rsid="000a7de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0b4287" officeooo:paragraph-rsid="0013aac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3aace" officeooo:paragraph-rsid="0013aace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10dc22" officeooo:paragraph-rsid="0010dc22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 Mono" fo:font-size="10pt" fo:font-weight="normal" officeooo:rsid="0017b356" officeooo:paragraph-rsid="0017b356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 Mono" fo:font-size="10pt" fo:font-weight="normal" officeooo:rsid="0017b356" officeooo:paragraph-rsid="00184307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 Mono" fo:font-size="9pt" fo:font-weight="normal" officeooo:rsid="000b8c60" officeooo:paragraph-rsid="000b8c60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 Mono" fo:font-size="9pt" fo:font-weight="normal" officeooo:rsid="00184307" officeooo:paragraph-rsid="00184307" style:font-size-asian="9pt" style:font-weight-asian="normal" style:font-size-complex="9pt" style:font-weight-complex="normal"/>
    </style:style>
    <style:style style:name="P32" style:family="paragraph" style:parent-style-name="Table">
      <style:text-properties officeooo:paragraph-rsid="000a7de0"/>
    </style:style>
    <style:style style:name="P33" style:family="paragraph" style:parent-style-name="Table_20_Contents">
      <style:paragraph-properties fo:text-align="start" style:justify-single-word="false"/>
      <style:text-properties style:font-name="Ubuntu Mono" fo:font-size="10pt" officeooo:rsid="0017b356" officeooo:paragraph-rsid="0017b356" style:font-size-asian="10pt" style:font-size-complex="10pt"/>
    </style:style>
    <style:style style:name="T1" style:family="text">
      <style:text-properties officeooo:rsid="00067a0c"/>
    </style:style>
    <style:style style:name="T2" style:family="text">
      <style:text-properties officeooo:rsid="00096c4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6c48" style:font-weight-asian="normal" style:font-weight-complex="normal"/>
    </style:style>
    <style:style style:name="T5" style:family="text">
      <style:text-properties fo:font-weight="normal" officeooo:rsid="000a7de0" style:font-weight-asian="normal" style:font-weight-complex="normal"/>
    </style:style>
    <style:style style:name="T6" style:family="text">
      <style:text-properties fo:font-weight="normal" officeooo:rsid="000b9bfc" style:font-weight-asian="normal" style:font-weight-complex="normal"/>
    </style:style>
    <style:style style:name="T7" style:family="text">
      <style:text-properties officeooo:rsid="000a7de0"/>
    </style:style>
    <style:style style:name="T8" style:family="text">
      <style:text-properties officeooo:rsid="000b8c60"/>
    </style:style>
    <style:style style:name="T9" style:family="text">
      <style:text-properties officeooo:rsid="000b9bfc"/>
    </style:style>
    <style:style style:name="T10" style:family="text">
      <style:text-properties officeooo:rsid="000cbf36"/>
    </style:style>
    <style:style style:name="T11" style:family="text">
      <style:text-properties officeooo:rsid="0010dc22"/>
    </style:style>
    <style:style style:name="T12" style:family="text">
      <style:text-properties officeooo:rsid="0011dc2f"/>
    </style:style>
    <style:style style:name="T13" style:family="text">
      <style:text-properties officeooo:rsid="0012adfd"/>
    </style:style>
    <style:style style:name="T14" style:family="text">
      <style:text-properties officeooo:rsid="0013aace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14f758" style:font-style-asian="italic" style:font-weight-asian="bold" style:font-style-complex="italic" style:font-weight-complex="bold"/>
    </style:style>
    <style:style style:name="T17" style:family="text">
      <style:text-properties officeooo:rsid="0014f758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4f758" style:font-style-asian="normal" style:font-style-complex="normal"/>
    </style:style>
    <style:style style:name="T20" style:family="text">
      <style:text-properties fo:font-style="normal" style:text-underline-style="none" officeooo:rsid="00155d55" style:font-style-asian="normal" style:font-style-complex="normal"/>
    </style:style>
    <style:style style:name="T21" style:family="text">
      <style:text-properties officeooo:rsid="00191a48"/>
    </style:style>
    <style:style style:name="T22" style:family="text">
      <style:text-properties officeooo:rsid="001c9da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EDS1 – Trabalho Prático 3</text:p>
      <text:p text:style-name="P8">nomes: Ana Luiza Sanches<text:tab/><text:tab/><text:tab/><text:tab/><text:tab/><text:tab/> <text:s text:c="8"/>data de entrega: 29/04/2016</text:p>
      <text:p text:style-name="P8"><text:tab/> Ígor Chagas <text:span text:style-name="T11">Marques</text:span></text:p>
      <text:p text:style-name="P15"/>
      <text:p text:style-name="P8"/>
      <text:p text:style-name="P1">PARTE I</text:p>
      <text:p text:style-name="P3">Objetivos</text:p>
      <text:p text:style-name="P8">- criar um <text:span text:style-name="T2">labirinto e determinar se há caminho do ponto inicial ao final</text:span></text:p>
      <text:p text:style-name="P8">- definir e implementar TADs <text:span text:style-name="T2">(tipos abstratos de dados) e estruturas de dados estáticas</text:span></text:p>
      <text:p text:style-name="P3"/>
      <text:p text:style-name="P3">Solução</text:p>
      <text:p text:style-name="P5"><text:tab/><text:span text:style-name="T4">A função main cria uma matriz e preenche aleatoriamente pela função fillMatrix (que representa o labirinto), cria uma pilha (que representa o caminho do ponto inicial ao final) e empilha o ponto inicial. </text:span><text:span text:style-name="T5">Dessa forma o </text:span><text:span text:style-name="T3">algoritmo criado faz uso de 3 TADs: point, </text:span><text:span text:style-name="T4">stack e matrix</text:span><text:span text:style-name="T3">. </text:span></text:p>
      <text:p text:style-name="P10"><text:span text:style-name="T2"><text:tab/>O TAD</text:span> <text:span text:style-name="T2">point define um ponto composto por coordenadas inteiras x e y. Esse TAD é usado para representar as coordenadas da matriz na pilha (os pontos visitados). Foi definido (0,0) como o ponto inicial, (n-1,n-1) como o ponto final (sendo n as dimensões - linha e coluna - <text:s/>da matriz quadrada) e (-1, -1) como ponto nulo (quando por exemplo, não há caminho a partir do ponto atual, e assim tem-se um ponto nulo devolvido da função que calcula o próximo caminho).</text:span></text:p>
      <text:p text:style-name="P10"><text:tab/><text:span text:style-name="T9">O TAD stack define uma pilha de elementos do tipo point, e é usado no programa para armazenar o caminho do ponto inicial ao ponto final.</text:span></text:p>
      <text:p text:style-name="P10"><text:tab/><text:span text:style-name="T9">O TAD matrix define uma matriz composta de 0's e 1's, sendo 1's os pontos “caminháveis” e 0's os não caminháveis (as paredes do labirinto). A função fillMatrix preenche a matriz com uma probabilidade de 0,8 de um elemento qualquer ser 1. Os pontos visitados são sobrescritos com o inteiro 2.</text:span></text:p>
      <text:p text:style-name="P8"/>
      <text:p text:style-name="P3">Resultados e Análise</text:p>
      <text:p text:style-name="P3"><text:tab/><text:span text:style-name="T5">O algoritmo foi executado para um labirinto n=10 (matriz de 10 linhas e 10 colunas), sendo que na primeira execução o caminho não foi encontrado e na segunda sim.</text:span></text:p>
      <text:p text:style-name="P3"/>
      <text:section text:style-name="Sect1" text:name="Section1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1">1 1 1 1 1 0 0 1 1 1 </text:p>
              <text:p text:style-name="P11">1 1 1 1 0 0 1 1 1 1 </text:p>
              <text:p text:style-name="P11">1 0 1 1 1 1 0 1 1 1 </text:p>
              <text:p text:style-name="P11">1 1 1 1 1 1 1 1 1 1 </text:p>
              <text:p text:style-name="P11">0 0 1 1 1 1 1 1 1 1 </text:p>
              <text:p text:style-name="P11">0 1 1 1 1 1 1 0 1 1 </text:p>
              <text:p text:style-name="P11">1 1 1 1 1 1 1 1 0 1 </text:p>
              <text:p text:style-name="P11">1 1 1 1 1 1 0 1 1 1 </text:p>
              <text:p text:style-name="P11">1 1 1 1 1 0 1 1 1 0 </text:p>
              <text:p text:style-name="P11"/>
              <text:p text:style-name="P11">caminho não encontrado </text:p>
              <text:p text:style-name="P11"/>
              <text:p text:style-name="P11"><text:s text:c="4"/>0 <text:s text:c="4"/>0 1 0 0 0 </text:p>
              <text:p text:style-name="P11"><text:s text:c="10"/>0 0 <text:s text:c="6"/></text:p>
              <text:p text:style-name="P11"><text:s text:c="8"/>0 0 <text:s text:c="8"/></text:p>
              <text:p text:style-name="P11"><text:s text:c="2"/>0 <text:s text:c="8"/>0 <text:s text:c="6"/></text:p>
              <text:p text:style-name="P11"><text:s text:c="20"/></text:p>
              <text:p text:style-name="P11">0 0 <text:s text:c="16"/></text:p>
              <text:p text:style-name="P11">0 <text:s text:c="12"/>0 <text:s text:c="4"/></text:p>
              <text:p text:style-name="P11"><text:s text:c="16"/>0 <text:s text:c="2"/></text:p>
              <text:p text:style-name="P11"><text:s text:c="12"/>0 <text:s text:c="6"/></text:p>
              <text:p text:style-name="P11"><text:s text:c="10"/>0 <text:s text:c="6"/>0 </text:p>
            </table:table-cell>
          </table:table-row>
        </table:table>
        <text:p text:style-name="Table"><text:span text:style-name="T1">Saída</text:span> <text:sequence text:ref-name="refTable0" text:name="Table" text:formula="ooow:Table+1" style:num-format="1">1</text:sequence>: <text:span text:style-name="T1">Caminho não encontrado</text:span></text:p>
        <text:p text:style-name="Table"/>
        <text:p text:style-name="Table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17">1 1 1 1 1 1 1 1 1 1 </text:p>
              <text:p text:style-name="P17">1 1 0 1 0 1 1 1 1 1 </text:p>
              <text:p text:style-name="P17">0 1 1 1 1 0 1 1 0 1 </text:p>
              <text:p text:style-name="P17">1 1 1 0 1 1 0 1 1 0 </text:p>
              <text:p text:style-name="P17">1 1 1 1 1 0 1 0 1 1 </text:p>
              <text:p text:style-name="P17">1 1 1 1 1 1 1 1 1 1 </text:p>
              <text:p text:style-name="P17">1 1 1 1 1 0 1 1 1 1 </text:p>
              <text:p text:style-name="P17">1 1 0 1 1 1 0 1 1 1 </text:p>
              <text:p text:style-name="P17">1 1 1 1 1 1 1 1 1 1 </text:p>
              <text:p text:style-name="P17">1 1 1 1 1 1 1 1 1 1 </text:p>
              <text:p text:style-name="P17"/>
              <text:p text:style-name="P17"><text:s text:c="2"/>1 1 1 1 1 1 1 1 1 </text:p>
              <text:p text:style-name="P17"><text:s text:c="4"/>0 1 0 1 1 1 1 1 </text:p>
              <text:p text:style-name="P17">0 <text:s text:c="2"/>1 1 1 0 1 1 0 1 </text:p>
              <text:p text:style-name="P17">1 <text:s text:c="2"/>1 0 1 1 0 1 1 0 </text:p>
              <text:p text:style-name="P17">1 <text:s text:c="2"/>1 1 1 0 1 0 1 1 </text:p>
              <text:p text:style-name="P17">1 <text:s text:c="2"/>1 1 1 1 1 1 1 1 </text:p>
              <text:p text:style-name="P17">1 <text:s text:c="2"/>1 1 1 0 1 1 1 1 </text:p>
              <text:p text:style-name="P17">1 <text:s text:c="2"/>0 1 1 1 0 1 1 1 </text:p>
              <text:p text:style-name="P17">1 <text:s text:c="2"/>1 1 1 1 1 1 1 1 </text:p>
              <text:p text:style-name="P17">1 <text:s text:c="18"/></text:p>
              <text:p text:style-name="P17"/>
              <text:p text:style-name="P17">(1, 1) (2, 1) (2, 2) (3, 2) (4, 2) (5, 2) (6, 2) (7, 2) (8, 2) (9, 2) (10, 2) (10, 3) (10, 4) (10, 5) (10, 6) (10, 7) (10, 8) (10, 9) (10, 10)</text:p>
            </table:table-cell>
          </table:table-row>
        </table:table>
        <text:p text:style-name="Table"><text:span text:style-name="T1">Saída</text:span> <text:sequence text:ref-name="refTable1" text:name="Table" text:formula="ooow:Table+1" style:num-format="1">2</text:sequence>: Caminho encontrado</text:p>
      </text:section>
      <text:p text:style-name="P2"><text:soft-page-break/>PARTE I<text:span text:style-name="T7">I</text:span></text:p>
      <text:p text:style-name="P4">Objetivos</text:p>
      <text:p text:style-name="P9">- criar um <text:span text:style-name="T7">índice remissivo de palavras advindas de um arquivo</text:span></text:p>
      <text:p text:style-name="P9">- definir e implementar TADs <text:span text:style-name="T2">(tipos abstratos de dados) e EDs (estruturas de dados) estáticas</text:span></text:p>
      <text:p text:style-name="P4"/>
      <text:p text:style-name="P4">Solução</text:p>
      <text:p text:style-name="P6"><text:tab/><text:span text:style-name="T4">A função main cria </text:span><text:span text:style-name="T6">um vetor de palavras e inicia uma lista vazia (fila que será o indice remissivo). A partir de um arquivo que contém um texto, as palavras são colocadas na fila. No final a fila é impressa. Dessa forma o algoritmo faz o uso de 2 TADS: word e queue.</text:span></text:p>
      <text:p text:style-name="P18"><text:tab/>O TAD word <text:span text:style-name="T10">representa uma palavra lida e composto por uma cadeia de caracteres, um inteiro que representa o comprimento da cadeia e outro inteiro que representa a linha do texto em que a palavra se encontra. Este TAD possui funções para criar nova palavra, ler palavras de um arquivo, escrever palavra na tela, verificar se uma string está vazia, verificar se um caractere é valido e copiar strings.</text:span></text:p>
      <text:p text:style-name="P18"><text:tab/>O TAD queue <text:span text:style-name="T10">representa uma fila de palavras (WORD) e é composto por um vetor de WORD, um inteiro que representa o primeiro da fila, um inteiro que representa o último da fila e outro inteiro que representa o tamanho máximo da fila. Este TAD possui funções para criar nova fila vazia, enfileirar palavra, desinfileirar palavra, imprimir as palavras da fila e checar se a fila está cheia ou vazia.</text:span></text:p>
      <text:p text:style-name="P18"><text:tab/><text:span text:style-name="T21">Desta forma o programa abre um arquivo de texto e o varre buscando palavras. Sempre que uma palavra é encontrada é criada uma struct WORD com esta palavra e sua posição (linha do texto) e então esta estrutura é enfileirada. Ao terminar de ler o arquivo incia-se o processo de escrita: enquanto a fila não estiver vazia imprimi-se o primeiro da fila e o desenfileira.</text:span></text:p>
      <text:p text:style-name="P6"><text:span text:style-name="T6"><text:tab/></text:span><text:span text:style-name="T3"> </text:span></text:p>
      <text:p text:style-name="P4">Resultados e Análise</text:p>
      <text:p text:style-name="P4"><text:tab/></text:p>
      <text:p text:style-name="P27">O algoritmo foi executado para dois textos devidamente presentes no anexo e apresentou as seguintes saídas:</text:p>
      <text:p text:style-name="P4"/>
      <text:section text:style-name="Sect1" text:name="Section2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8">PREFACE <text:s text:c="22"/>1</text:p>
              <text:p text:style-name="P28">TO <text:s text:c="27"/>1</text:p>
              <text:p text:style-name="P28">THE <text:s text:c="26"/>1</text:p>
              <text:p text:style-name="P28">SECOND <text:s text:c="23"/>1</text:p>
              <text:p text:style-name="P28">EDITION <text:s text:c="22"/>1</text:p>
              <text:p text:style-name="P28">1787 <text:s text:c="25"/>1</text:p>
              <text:p text:style-name="P28">Whether <text:s text:c="22"/>3</text:p>
              <text:p text:style-name="P28">the <text:s text:c="26"/>3</text:p>
              <text:p text:style-name="P28">treatment <text:s text:c="20"/>3</text:p>
              <text:p text:style-name="P28">of <text:s text:c="27"/>3</text:p>
              <text:p text:style-name="P28">that <text:s text:c="25"/>3</text:p>
              <text:p text:style-name="P28">portion <text:s text:c="22"/>3</text:p>
              <text:p text:style-name="P28">of <text:s text:c="27"/>3</text:p>
              <text:p text:style-name="P28">our <text:s text:c="26"/>3</text:p>
              <text:p text:style-name="P28">knowledge <text:s text:c="20"/>3</text:p>
              <text:p text:style-name="P28">which <text:s text:c="24"/>3</text:p>
              <text:p text:style-name="P28">lies <text:s text:c="25"/>3</text:p>
              <text:p text:style-name="P28">within <text:s text:c="23"/>3</text:p>
              <text:p text:style-name="P28">the <text:s text:c="26"/>4</text:p>
              <text:p text:style-name="P28">province <text:s text:c="21"/>4</text:p>
              <text:p text:style-name="P28">of <text:s text:c="27"/>4</text:p>
              <text:p text:style-name="P28">pure <text:s text:c="25"/>4</text:p>
              <text:p text:style-name="P28">reason <text:s text:c="23"/>4</text:p>
              <text:p text:style-name="P28">advances <text:s text:c="21"/>4</text:p>
              <text:p text:style-name="P28">with <text:s text:c="25"/>4</text:p>
              <text:p text:style-name="P28">that <text:s text:c="25"/>4</text:p>
              <text:p text:style-name="P28">undeviating <text:s text:c="18"/>4</text:p>
              <text:p text:style-name="P28">certainty <text:s text:c="20"/>4</text:p>
              <text:p text:style-name="P28">which <text:s text:c="24"/>5</text:p>
              <text:p text:style-name="P28">characterizes <text:s text:c="16"/>5</text:p>
              <text:p text:style-name="P28">the <text:s text:c="26"/>5</text:p>
              <text:p text:style-name="P28">progress <text:s text:c="21"/>5</text:p>
              <text:p text:style-name="P28">of <text:s text:c="27"/>5</text:p>
              <text:p text:style-name="P28">science <text:s text:c="22"/>5</text:p>
              <text:p text:style-name="P28">we <text:s text:c="27"/>5</text:p>
              <text:p text:style-name="P28">shall <text:s text:c="24"/>5</text:p>
              <text:p text:style-name="P28">be <text:s text:c="27"/>5</text:p>
              <text:p text:style-name="P28">at <text:s text:c="27"/>5</text:p>
              <text:p text:style-name="P28">no <text:s text:c="27"/>5</text:p>
              <text:p text:style-name="P28">loss <text:s text:c="25"/>5</text:p>
              <text:p text:style-name="P28">to <text:s text:c="27"/>5</text:p>
              <text:p text:style-name="P28">determine <text:s text:c="20"/>6</text:p>
              <text:p text:style-name="P28">If <text:s text:c="27"/>6</text:p>
              <text:p text:style-name="P28">we <text:s text:c="27"/>6</text:p>
              <text:p text:style-name="P28">find <text:s text:c="25"/>6</text:p>
              <text:p text:style-name="P28">those <text:s text:c="24"/>6</text:p>
              <text:p text:style-name="P28">who <text:s text:c="26"/>6</text:p>
              <text:p text:style-name="P28">are <text:s text:c="26"/>6</text:p>
              <text:p text:style-name="P28">engaged <text:s text:c="22"/>6</text:p>
              <text:p text:style-name="P28">in <text:s text:c="27"/>6</text:p>
              <text:p text:style-name="P28">metaphysical <text:s text:c="17"/>6</text:p>
              <text:p text:style-name="P28">pursuits <text:s text:c="21"/>6</text:p>
              <text:p text:style-name="P28">unable <text:s text:c="23"/>7</text:p>
              <text:p text:style-name="P28">to <text:s text:c="27"/>7</text:p>
              <text:p text:style-name="P28">come <text:s text:c="25"/>7</text:p>
              <text:p text:style-name="P28">to <text:s text:c="27"/>7</text:p>
              <text:p text:style-name="P28">an <text:s text:c="27"/>7</text:p>
              <text:p text:style-name="P28">understanding <text:s text:c="16"/>7</text:p>
              <text:p text:style-name="P28">as <text:s text:c="27"/>7</text:p>
              <text:p text:style-name="P28">to <text:s text:c="27"/>7</text:p>
              <text:p text:style-name="P28">the <text:s text:c="26"/>7</text:p>
              <text:p text:style-name="P28">method <text:s text:c="23"/>7</text:p>
              <text:p text:style-name="P28">which <text:s text:c="24"/>7</text:p>
              <text:p text:style-name="P28">they <text:s text:c="25"/>7</text:p>
              <text:p text:style-name="P28">ought <text:s text:c="24"/>7</text:p>
              <text:p text:style-name="P28">to <text:s text:c="27"/>8</text:p>
              <text:p text:style-name="P28">follow <text:s text:c="23"/>8</text:p>
              <text:p text:style-name="P28">if <text:s text:c="27"/>8</text:p>
              <text:p text:style-name="P28">we <text:s text:c="27"/>8</text:p>
              <text:p text:style-name="P28">find <text:s text:c="25"/>8</text:p>
              <text:p text:style-name="P28">them <text:s text:c="25"/>8</text:p>
              <text:p text:style-name="P28">after <text:s text:c="24"/>8</text:p>
              <text:p text:style-name="P28">the <text:s text:c="26"/>8</text:p>
              <text:p text:style-name="P28">most <text:s text:c="25"/>8</text:p>
              <text:p text:style-name="P28">elaborate <text:s text:c="20"/>8</text:p>
              <text:p text:style-name="P28">preparations <text:s text:c="17"/>8</text:p>
              <text:p text:style-name="P28">invariably <text:s text:c="19"/>9</text:p>
              <text:p text:style-name="P28">brought <text:s text:c="22"/>9</text:p>
              <text:p text:style-name="P28">to <text:s text:c="27"/>9</text:p>
              <text:p text:style-name="P28">a <text:s text:c="28"/>9</text:p>
              <text:p text:style-name="P28">stand <text:s text:c="24"/>9</text:p>
              <text:p text:style-name="P28">before <text:s text:c="23"/>9</text:p>
              <text:p text:style-name="P28">the <text:s text:c="26"/>9</text:p>
              <text:p text:style-name="P28">goal <text:s text:c="25"/>9</text:p>
              <text:p text:style-name="P28">is <text:s text:c="27"/>9</text:p>
              <text:p text:style-name="P28">reached <text:s text:c="22"/>9</text:p>
              <text:p text:style-name="P28">and <text:s text:c="26"/>9</text:p>
              <text:p text:style-name="P28">compelled <text:s text:c="20"/>9</text:p>
              <text:p text:style-name="P28">to <text:s text:c="27"/>10</text:p>
              <text:p text:style-name="P28">retrace <text:s text:c="22"/>10</text:p>
              <text:p text:style-name="P28">their <text:s text:c="24"/>10</text:p>
              <text:p text:style-name="P28">steps <text:s text:c="24"/>10</text:p>
              <text:p text:style-name="P28">and <text:s text:c="26"/>10</text:p>
              <text:p text:style-name="P28">strike <text:s text:c="23"/>10</text:p>
              <text:p text:style-name="P28">into <text:s text:c="25"/>10</text:p>
              <text:p text:style-name="P28">fresh <text:s text:c="24"/>10</text:p>
              <text:p text:style-name="P28">paths <text:s text:c="24"/>10</text:p>
              <text:p text:style-name="P28">we <text:s text:c="27"/>10</text:p>
              <text:p text:style-name="P28">may <text:s text:c="26"/>10</text:p>
              <text:p text:style-name="P28">then <text:s text:c="25"/>10</text:p>
              <text:p text:style-name="P28">feel <text:s text:c="25"/>10</text:p>
              <text:p text:style-name="P28">quite <text:s text:c="24"/>11</text:p>
              <text:p text:style-name="P28">sure <text:s text:c="25"/>11</text:p>
              <text:p text:style-name="P28">that <text:s text:c="25"/>11</text:p>
              <text:p text:style-name="P28">they <text:s text:c="25"/>11</text:p>
              <text:p text:style-name="P28">are <text:s text:c="26"/>11</text:p>
              <text:p text:style-name="P28">far <text:s text:c="26"/>11</text:p>
              <text:p text:style-name="P28">from <text:s text:c="25"/>11</text:p>
              <text:p text:style-name="P28">having <text:s text:c="23"/>11</text:p>
              <text:p text:style-name="P28">attained <text:s text:c="21"/>11</text:p>
              <text:p text:style-name="P28">to <text:s text:c="27"/>11</text:p>
              <text:p text:style-name="P28">the <text:s text:c="26"/>11</text:p>
              <text:p text:style-name="P28">certainty <text:s text:c="20"/>11</text:p>
              <text:p text:style-name="P28">of <text:s text:c="27"/>11</text:p>
              <text:p text:style-name="P28">scientific <text:s text:c="19"/>12</text:p>
              <text:p text:style-name="P28">progress <text:s text:c="21"/>12</text:p>
              <text:p text:style-name="P28">and <text:s text:c="26"/>12</text:p>
              <text:p text:style-name="P28">may <text:s text:c="26"/>12</text:p>
              <text:p text:style-name="P28">rather <text:s text:c="23"/>12</text:p>
              <text:p text:style-name="P28">be <text:s text:c="27"/>12</text:p>
              <text:p text:style-name="P28">said <text:s text:c="25"/>12</text:p>
              <text:p text:style-name="P28">to <text:s text:c="27"/>12</text:p>
              <text:p text:style-name="P28">be <text:s text:c="27"/>12</text:p>
              <text:p text:style-name="P28">merely <text:s text:c="23"/>12</text:p>
              <text:p text:style-name="P28">groping <text:s text:c="22"/>12</text:p>
              <text:p text:style-name="P28">about <text:s text:c="24"/>12</text:p>
              <text:p text:style-name="P28">in <text:s text:c="27"/>12</text:p>
              <text:p text:style-name="P28">the <text:s text:c="26"/>13</text:p>
              <text:p text:style-name="P28">dark <text:s text:c="25"/>13</text:p>
              <text:p text:style-name="P28">In <text:s text:c="27"/>13</text:p>
              <text:p text:style-name="P28">these <text:s text:c="24"/>13</text:p>
              <text:p text:style-name="P28">circumstances <text:s text:c="16"/>13</text:p>
              <text:p text:style-name="P28">we <text:s text:c="27"/>13</text:p>
              <text:p text:style-name="P28">shall <text:s text:c="24"/>13</text:p>
              <text:p text:style-name="P28">render <text:s text:c="23"/>13</text:p>
              <text:p text:style-name="P28">an <text:s text:c="27"/>13</text:p>
              <text:p text:style-name="P28">important <text:s text:c="20"/>13</text:p>
              <text:p text:style-name="P28">service <text:s text:c="22"/>13</text:p>
              <text:p text:style-name="P28">to <text:s text:c="27"/>13</text:p>
              <text:p text:style-name="P28">reason <text:s text:c="23"/>14</text:p>
              <text:p text:style-name="P28">if <text:s text:c="27"/>14</text:p>
              <text:p text:style-name="P28">we <text:s text:c="27"/>14</text:p>
              <text:p text:style-name="P28">succeed <text:s text:c="22"/>14</text:p>
              <text:p text:style-name="P28">in <text:s text:c="27"/>14</text:p>
              <text:p text:style-name="P28"><text:soft-page-break/>simply <text:s text:c="23"/>14</text:p>
              <text:p text:style-name="P28">indicating <text:s text:c="19"/>14</text:p>
              <text:p text:style-name="P28">the <text:s text:c="26"/>14</text:p>
              <text:p text:style-name="P28">path <text:s text:c="25"/>14</text:p>
              <text:p text:style-name="P28">along <text:s text:c="24"/>14</text:p>
              <text:p text:style-name="P28">which <text:s text:c="24"/>14</text:p>
              <text:p text:style-name="P28">it <text:s text:c="27"/>14</text:p>
              <text:p text:style-name="P28">must <text:s text:c="25"/>14</text:p>
              <text:p text:style-name="P28">travel <text:s text:c="23"/>15</text:p>
              <text:p text:style-name="P28">in <text:s text:c="27"/>15</text:p>
              <text:p text:style-name="P28">order <text:s text:c="24"/>15</text:p>
              <text:p text:style-name="P28">to <text:s text:c="27"/>15</text:p>
              <text:p text:style-name="P28">arrive <text:s text:c="23"/>15</text:p>
              <text:p text:style-name="P28">at <text:s text:c="27"/>15</text:p>
              <text:p text:style-name="P28">any <text:s text:c="26"/>15</text:p>
              <text:p text:style-name="P28">results <text:s text:c="22"/>15</text:p>
              <text:p text:style-name="P28">even <text:s text:c="25"/>15</text:p>
              <text:p text:style-name="P28">if <text:s text:c="27"/>15</text:p>
              <text:p text:style-name="P28">it <text:s text:c="27"/>15</text:p>
              <text:p text:style-name="P28">should <text:s text:c="23"/>15</text:p>
              <text:p text:style-name="P28">be <text:s text:c="27"/>15</text:p>
              <text:p text:style-name="P28">found <text:s text:c="24"/>15</text:p>
              <text:p text:style-name="P28">necessary <text:s text:c="20"/>16</text:p>
              <text:p text:style-name="P28">to <text:s text:c="27"/>16</text:p>
              <text:p text:style-name="P28">abandon <text:s text:c="22"/>16</text:p>
              <text:p text:style-name="P28">many <text:s text:c="25"/>16</text:p>
              <text:p text:style-name="P28">of <text:s text:c="27"/>16</text:p>
              <text:p text:style-name="P28">those <text:s text:c="24"/>16</text:p>
              <text:p text:style-name="P28">aims <text:s text:c="25"/>16</text:p>
              <text:p text:style-name="P28">which <text:s text:c="24"/>16</text:p>
              <text:p text:style-name="P28">without <text:s text:c="22"/>16</text:p>
              <text:p text:style-name="P28">reflection <text:s text:c="19"/>16</text:p>
              <text:p text:style-name="P28">have <text:s text:c="25"/>16</text:p>
              <text:p text:style-name="P28">been <text:s text:c="25"/>17</text:p>
              <text:p text:style-name="P28">proposed <text:s text:c="21"/>17</text:p>
              <text:p text:style-name="P28">for <text:s text:c="26"/>17</text:p>
              <text:p text:style-name="P28">its <text:s text:c="26"/>17</text:p>
              <text:p text:style-name="P28">attainment <text:s text:c="19"/>17</text:p>
              <text:p text:style-name="P28">That <text:s text:c="25"/>19</text:p>
              <text:p text:style-name="P28">logic <text:s text:c="24"/>19</text:p>
              <text:p text:style-name="P28">has <text:s text:c="26"/>19</text:p>
              <text:p text:style-name="P28">advanced <text:s text:c="21"/>19</text:p>
              <text:p text:style-name="P28">in <text:s text:c="27"/>19</text:p>
              <text:p text:style-name="P28">this <text:s text:c="25"/>19</text:p>
              <text:p text:style-name="P28">sure <text:s text:c="25"/>19</text:p>
              <text:p text:style-name="P28">course <text:s text:c="23"/>19</text:p>
              <text:p text:style-name="P28">even <text:s text:c="25"/>19</text:p>
              <text:p text:style-name="P28">from <text:s text:c="25"/>19</text:p>
              <text:p text:style-name="P28">the <text:s text:c="26"/>19</text:p>
              <text:p text:style-name="P28">earliest <text:s text:c="21"/>19</text:p>
              <text:p text:style-name="P28">times <text:s text:c="24"/>20</text:p>
              <text:p text:style-name="P28">is <text:s text:c="27"/>20</text:p>
              <text:p text:style-name="P28">apparent <text:s text:c="21"/>20</text:p>
              <text:p text:style-name="P28">from <text:s text:c="25"/>20</text:p>
              <text:p text:style-name="P28">the <text:s text:c="26"/>20</text:p>
              <text:p text:style-name="P28">fact <text:s text:c="25"/>20</text:p>
              <text:p text:style-name="P28">that <text:s text:c="25"/>20</text:p>
              <text:p text:style-name="P28">since <text:s text:c="24"/>20</text:p>
              <text:p text:style-name="P28">Aristotle <text:s text:c="20"/>20</text:p>
              <text:p text:style-name="P28">it <text:s text:c="27"/>20</text:p>
              <text:p text:style-name="P28">has <text:s text:c="26"/>20</text:p>
              <text:p text:style-name="P28">been <text:s text:c="25"/>20</text:p>
              <text:p text:style-name="P28">unable <text:s text:c="23"/>21</text:p>
              <text:p text:style-name="P28">to <text:s text:c="27"/>21</text:p>
              <text:p text:style-name="P28">advance <text:s text:c="22"/>21</text:p>
              <text:p text:style-name="P28">a <text:s text:c="28"/>21</text:p>
              <text:p text:style-name="P28">step <text:s text:c="25"/>21</text:p>
              <text:p text:style-name="P28">and <text:s text:c="26"/>21</text:p>
              <text:p text:style-name="P28">thus <text:s text:c="25"/>21</text:p>
              <text:p text:style-name="P28">to <text:s text:c="27"/>21</text:p>
              <text:p text:style-name="P28">all <text:s text:c="26"/>21</text:p>
              <text:p text:style-name="P28">appearance <text:s text:c="19"/>21</text:p>
              <text:p text:style-name="P28">has <text:s text:c="26"/>21</text:p>
              <text:p text:style-name="P28">reached <text:s text:c="22"/>21</text:p>
              <text:p text:style-name="P28">its <text:s text:c="26"/>21</text:p>
              <text:p text:style-name="P29">completion <text:s text:c="19"/>22</text:p>
            </table:table-cell>
          </table:table-row>
        </table:table>
        <text:p text:style-name="P16"><text:span text:style-name="T1">Saída</text:span> <text:sequence text:ref-name="refTable2" text:name="Table" text:formula="ooow:Table+1" style:num-format="1">3</text:sequence>: <text:span text:style-name="T13">arquivo de entrada kant.txt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3">Part <text:s text:c="25"/>1</text:p>
              <text:p text:style-name="P33">9 <text:s text:c="28"/>1</text:p>
              <text:p text:style-name="P33">What <text:s text:c="25"/>1</text:p>
              <text:p text:style-name="P33">is <text:s text:c="27"/>1</text:p>
              <text:p text:style-name="P33">noble <text:s text:c="24"/>1</text:p>
              <text:p text:style-name="P33">Every <text:s text:c="24"/>3</text:p>
              <text:p text:style-name="P33">enhancement <text:s text:c="18"/>3</text:p>
              <text:p text:style-name="P33">so <text:s text:c="27"/>3</text:p>
              <text:p text:style-name="P33">far <text:s text:c="26"/>3</text:p>
              <text:p text:style-name="P33">in <text:s text:c="27"/>3</text:p>
              <text:p text:style-name="P33">the <text:s text:c="26"/>3</text:p>
              <text:p text:style-name="P33">type <text:s text:c="25"/>3</text:p>
              <text:p text:style-name="P33">man <text:s text:c="26"/>3</text:p>
              <text:p text:style-name="P33">has <text:s text:c="26"/>3</text:p>
              <text:p text:style-name="P33">been <text:s text:c="25"/>3</text:p>
              <text:p text:style-name="P33">the <text:s text:c="26"/>3</text:p>
              <text:p text:style-name="P33">work <text:s text:c="25"/>3</text:p>
              <text:p text:style-name="P33">of <text:s text:c="27"/>3</text:p>
              <text:p text:style-name="P33">an <text:s text:c="27"/>3</text:p>
              <text:p text:style-name="P33">aristocratic <text:s text:c="17"/>4</text:p>
              <text:p text:style-name="P33">society <text:s text:c="22"/>4</text:p>
              <text:p text:style-name="P33">and <text:s text:c="26"/>4</text:p>
              <text:p text:style-name="P33">that <text:s text:c="25"/>4</text:p>
              <text:p text:style-name="P33">is <text:s text:c="27"/>4</text:p>
              <text:p text:style-name="P33">how <text:s text:c="26"/>4</text:p>
              <text:p text:style-name="P33">it <text:s text:c="27"/>4</text:p>
              <text:p text:style-name="P33">will <text:s text:c="25"/>4</text:p>
              <text:p text:style-name="P33">be <text:s text:c="27"/>4</text:p>
              <text:p text:style-name="P33">again <text:s text:c="24"/>4</text:p>
              <text:p text:style-name="P33">and <text:s text:c="26"/>4</text:p>
              <text:p text:style-name="P33">again <text:s text:c="24"/>4</text:p>
              <text:p text:style-name="P33">since <text:s text:c="24"/>4</text:p>
              <text:p text:style-name="P33">this <text:s text:c="25"/>4</text:p>
              <text:p text:style-name="P33">sort <text:s text:c="25"/>5</text:p>
              <text:p text:style-name="P33">of <text:s text:c="27"/>5</text:p>
              <text:p text:style-name="P33">society <text:s text:c="22"/>5</text:p>
              <text:p text:style-name="P33">believes <text:s text:c="21"/>5</text:p>
              <text:p text:style-name="P33">in <text:s text:c="27"/>5</text:p>
              <text:p text:style-name="P33">a <text:s text:c="28"/>5</text:p>
              <text:p text:style-name="P33">long <text:s text:c="25"/>5</text:p>
              <text:p text:style-name="P33">ladder <text:s text:c="23"/>5</text:p>
              <text:p text:style-name="P33">of <text:s text:c="27"/>5</text:p>
              <text:p text:style-name="P33">rank <text:s text:c="25"/>5</text:p>
              <text:p text:style-name="P33">order <text:s text:c="24"/>5</text:p>
              <text:p text:style-name="P33">and <text:s text:c="26"/>5</text:p>
              <text:p text:style-name="P33">value <text:s text:c="24"/>5</text:p>
              <text:p text:style-name="P33">distinctions <text:s text:c="17"/>5</text:p>
              <text:p text:style-name="P33">between <text:s text:c="22"/>6</text:p>
              <text:p text:style-name="P33">men <text:s text:c="26"/>6</text:p>
              <text:p text:style-name="P33">and <text:s text:c="26"/>6</text:p>
              <text:p text:style-name="P33">in <text:s text:c="27"/>6</text:p>
              <text:p text:style-name="P33">some <text:s text:c="25"/>6</text:p>
              <text:p text:style-name="P33">sense <text:s text:c="24"/>6</text:p>
              <text:p text:style-name="P33">needs <text:s text:c="24"/>6</text:p>
              <text:p text:style-name="P33">slavery <text:s text:c="22"/>6</text:p>
              <text:p text:style-name="P33">Without <text:s text:c="22"/>6</text:p>
              <text:p text:style-name="P33">the <text:s text:c="26"/>6</text:p>
              <text:p text:style-name="P33">pathos <text:s text:c="23"/>6</text:p>
              <text:p text:style-name="P33">of <text:s text:c="27"/>6</text:p>
              <text:p text:style-name="P33">distance <text:s text:c="21"/>7</text:p>
              <text:p text:style-name="P33">as <text:s text:c="27"/>7</text:p>
              <text:p text:style-name="P33">it <text:s text:c="27"/>7</text:p>
              <text:p text:style-name="P33">grows <text:s text:c="24"/>7</text:p>
              <text:p text:style-name="P33">out <text:s text:c="26"/>7</text:p>
              <text:p text:style-name="P33">of <text:s text:c="27"/>7</text:p>
              <text:p text:style-name="P33">the <text:s text:c="26"/>7</text:p>
              <text:p text:style-name="P33">ingrained <text:s text:c="20"/>7</text:p>
              <text:p text:style-name="P33">differences <text:s text:c="18"/>7</text:p>
              <text:p text:style-name="P33">between <text:s text:c="22"/>7</text:p>
              <text:p text:style-name="P33">stations <text:s text:c="21"/>7</text:p>
              <text:p text:style-name="P33">out <text:s text:c="26"/>7</text:p>
              <text:p text:style-name="P33">of <text:s text:c="27"/>8</text:p>
              <text:p text:style-name="P33">the <text:s text:c="26"/>8</text:p>
              <text:p text:style-name="P33">way <text:s text:c="26"/>8</text:p>
              <text:p text:style-name="P33">the <text:s text:c="26"/>8</text:p>
              <text:p text:style-name="P33">ruling <text:s text:c="23"/>8</text:p>
              <text:p text:style-name="P33">caste <text:s text:c="24"/>8</text:p>
              <text:p text:style-name="P33">maintains <text:s text:c="20"/>8</text:p>
              <text:p text:style-name="P33">an <text:s text:c="27"/>8</text:p>
              <text:p text:style-name="P33">overview <text:s text:c="21"/>8</text:p>
              <text:p text:style-name="P33">and <text:s text:c="26"/>8</text:p>
              <text:p text:style-name="P33">keeps <text:s text:c="24"/>8</text:p>
              <text:p text:style-name="P33">looking <text:s text:c="22"/>8</text:p>
              <text:p text:style-name="P33">down <text:s text:c="25"/>8</text:p>
              <text:p text:style-name="P33">on <text:s text:c="27"/>9</text:p>
              <text:p text:style-name="P33">subservient <text:s text:c="18"/>9</text:p>
              <text:p text:style-name="P33">types <text:s text:c="24"/>9</text:p>
              <text:p text:style-name="P33">and <text:s text:c="26"/>9</text:p>
              <text:p text:style-name="P33">tools <text:s text:c="24"/>9</text:p>
              <text:p text:style-name="P33">and <text:s text:c="26"/>9</text:p>
              <text:p text:style-name="P33">out <text:s text:c="26"/>9</text:p>
              <text:p text:style-name="P33">of <text:s text:c="27"/>9</text:p>
              <text:p text:style-name="P33">this <text:s text:c="25"/>9</text:p>
              <text:p text:style-name="P33">caste <text:s text:c="24"/>9</text:p>
              <text:p text:style-name="P33">s <text:s text:c="28"/>9</text:p>
              <text:p text:style-name="P33">equally <text:s text:c="22"/>9</text:p>
              <text:p text:style-name="P33">continuous <text:s text:c="19"/>9</text:p>
              <text:p text:style-name="P33">exercisein <text:s text:c="19"/>10</text:p>
              <text:p text:style-name="P33">obeying <text:s text:c="22"/>10</text:p>
              <text:p text:style-name="P33">and <text:s text:c="26"/>10</text:p>
              <text:p text:style-name="P33">commanding <text:s text:c="19"/>10</text:p>
              <text:p text:style-name="P33">in <text:s text:c="27"/>10</text:p>
              <text:p text:style-name="P33">keeping <text:s text:c="22"/>10</text:p>
              <text:p text:style-name="P33">away <text:s text:c="25"/>10</text:p>
              <text:p text:style-name="P33">and <text:s text:c="26"/>10</text:p>
              <text:p text:style-name="P33">below <text:s text:c="24"/>10</text:p>
              <text:p text:style-name="P33">without <text:s text:c="22"/>10</text:p>
              <text:p text:style-name="P33">this <text:s text:c="25"/>11</text:p>
              <text:p text:style-name="P33">pathos <text:s text:c="23"/>11</text:p>
              <text:p text:style-name="P33">that <text:s text:c="25"/>11</text:p>
              <text:p text:style-name="P33">other <text:s text:c="24"/>11</text:p>
              <text:p text:style-name="P33">more <text:s text:c="25"/>11</text:p>
              <text:p text:style-name="P33">mysterious <text:s text:c="19"/>11</text:p>
              <text:p text:style-name="P33">pathos <text:s text:c="23"/>11</text:p>
              <text:p text:style-name="P33">could <text:s text:c="24"/>11</text:p>
              <text:p text:style-name="P33">not <text:s text:c="26"/>11</text:p>
              <text:p text:style-name="P33">have <text:s text:c="25"/>11</text:p>
              <text:p text:style-name="P33">grown <text:s text:c="24"/>11</text:p>
              <text:p text:style-name="P33">at <text:s text:c="27"/>11</text:p>
              <text:p text:style-name="P33">all <text:s text:c="26"/>12</text:p>
              <text:p text:style-name="P33">that <text:s text:c="25"/>12</text:p>
              <text:p text:style-name="P33">demand <text:s text:c="23"/>12</text:p>
              <text:p text:style-name="P33">for <text:s text:c="26"/>12</text:p>
              <text:p text:style-name="P33">new <text:s text:c="26"/>12</text:p>
              <text:p text:style-name="P33">expansions <text:s text:c="19"/>12</text:p>
              <text:p text:style-name="P33">of <text:s text:c="27"/>12</text:p>
              <text:p text:style-name="P33">distance <text:s text:c="21"/>12</text:p>
              <text:p text:style-name="P33">within <text:s text:c="23"/>12</text:p>
              <text:p text:style-name="P33">the <text:s text:c="26"/>12</text:p>
              <text:p text:style-name="P33">soul <text:s text:c="25"/>12</text:p>
              <text:p text:style-name="P33">itself <text:s text:c="23"/>12</text:p>
              <text:p text:style-name="P33">the <text:s text:c="26"/>13</text:p>
              <text:p text:style-name="P33">development <text:s text:c="18"/>13</text:p>
              <text:p text:style-name="P33">of <text:s text:c="27"/>13</text:p>
              <text:p text:style-name="P33">states <text:s text:c="23"/>13</text:p>
              <text:p text:style-name="P33">that <text:s text:c="25"/>13</text:p>
              <text:p text:style-name="P33">are <text:s text:c="26"/>13</text:p>
              <text:p text:style-name="P33">increasingly <text:s text:c="17"/>13</text:p>
              <text:p text:style-name="P33">high <text:s text:c="25"/>13</text:p>
              <text:p text:style-name="P33">rare <text:s text:c="25"/>13</text:p>
              <text:p text:style-name="P33">distant <text:s text:c="22"/>13</text:p>
              <text:p text:style-name="P33">tautly <text:s text:c="23"/>13</text:p>
              <text:p text:style-name="P33">drawn <text:s text:c="24"/>14</text:p>
              <text:p text:style-name="P33">and <text:s text:c="26"/>14</text:p>
              <text:p text:style-name="P33"><text:soft-page-break/>comprehensive <text:s text:c="16"/>14</text:p>
              <text:p text:style-name="P33">and <text:s text:c="26"/>14</text:p>
              <text:p text:style-name="P33">in <text:s text:c="27"/>14</text:p>
              <text:p text:style-name="P33">short <text:s text:c="24"/>14</text:p>
              <text:p text:style-name="P33">the <text:s text:c="26"/>14</text:p>
              <text:p text:style-name="P33">enhancement <text:s text:c="18"/>14</text:p>
              <text:p text:style-name="P33">of <text:s text:c="27"/>14</text:p>
              <text:p text:style-name="P33">the <text:s text:c="26"/>14</text:p>
              <text:p text:style-name="P33">type <text:s text:c="25"/>14</text:p>
              <text:p text:style-name="P33">man <text:s text:c="26"/>15</text:p>
              <text:p text:style-name="P33">the <text:s text:c="26"/>15</text:p>
              <text:p text:style-name="P33">constant <text:s text:c="21"/>15</text:p>
              <text:p text:style-name="P33">self <text:s text:c="25"/>15</text:p>
              <text:p text:style-name="P33">overcoming <text:s text:c="19"/>15</text:p>
              <text:p text:style-name="P33">of <text:s text:c="27"/>15</text:p>
              <text:p text:style-name="P33">man <text:s text:c="26"/>15</text:p>
              <text:p text:style-name="P33">to <text:s text:c="27"/>15</text:p>
              <text:p text:style-name="P33">use <text:s text:c="26"/>15</text:p>
              <text:p text:style-name="P33">a <text:s text:c="28"/>15</text:p>
              <text:p text:style-name="P33">moral <text:s text:c="24"/>15</text:p>
              <text:p text:style-name="P33">formula <text:s text:c="22"/>15</text:p>
              <text:p text:style-name="P33">in <text:s text:c="27"/>15</text:p>
              <text:p text:style-name="P33">a <text:s text:c="28"/>16</text:p>
              <text:p text:style-name="P33">supra <text:s text:c="24"/>16</text:p>
              <text:p text:style-name="P33">moral <text:s text:c="24"/>16</text:p>
              <text:p text:style-name="P33">sense <text:s text:c="24"/>16</text:p>
              <text:p text:style-name="P33">Of <text:s text:c="27"/>16</text:p>
              <text:p text:style-name="P33">course <text:s text:c="23"/>16</text:p>
              <text:p text:style-name="P33">you <text:s text:c="26"/>16</text:p>
              <text:p text:style-name="P33">cannot <text:s text:c="23"/>16</text:p>
              <text:p text:style-name="P33">entertain <text:s text:c="20"/>16</text:p>
              <text:p text:style-name="P33">any <text:s text:c="26"/>16</text:p>
              <text:p text:style-name="P33">humanitarian <text:s text:c="17"/>16</text:p>
              <text:p text:style-name="P33">illusions <text:s text:c="20"/>17</text:p>
              <text:p text:style-name="P33">about <text:s text:c="24"/>17</text:p>
              <text:p text:style-name="P33">how <text:s text:c="26"/>17</text:p>
              <text:p text:style-name="P33">an <text:s text:c="27"/>17</text:p>
              <text:p text:style-name="P33">aristocratic <text:s text:c="17"/>17</text:p>
              <text:p text:style-name="P33">society <text:s text:c="22"/>17</text:p>
              <text:p text:style-name="P33">originates <text:s text:c="19"/>17</text:p>
              <text:p text:style-name="P33">and <text:s text:c="26"/>17</text:p>
              <text:p text:style-name="P33">any <text:s text:c="26"/>17</text:p>
              <text:p text:style-name="P33">elevation <text:s text:c="20"/>17</text:p>
              <text:p text:style-name="P33">of <text:s text:c="27"/>18</text:p>
              <text:p text:style-name="P33">the <text:s text:c="26"/>18</text:p>
              <text:p text:style-name="P33">type <text:s text:c="25"/>18</text:p>
              <text:p text:style-name="P33">man <text:s text:c="26"/>18</text:p>
              <text:p text:style-name="P33">will <text:s text:c="25"/>18</text:p>
              <text:p text:style-name="P33">presuppose <text:s text:c="19"/>18</text:p>
              <text:p text:style-name="P33">an <text:s text:c="27"/>18</text:p>
              <text:p text:style-name="P33">aristocratic <text:s text:c="17"/>18</text:p>
              <text:p text:style-name="P33">society <text:s text:c="22"/>18</text:p>
              <text:p text:style-name="P33">the <text:s text:c="26"/>18</text:p>
              <text:p text:style-name="P33">truth <text:s text:c="24"/>18</text:p>
              <text:p text:style-name="P33">is <text:s text:c="27"/>18</text:p>
              <text:p text:style-name="P33">harsh <text:s text:c="24"/>19</text:p>
              <text:p text:style-name="P33">Let <text:s text:c="26"/>19</text:p>
              <text:p text:style-name="P33">us <text:s text:c="27"/>19</text:p>
              <text:p text:style-name="P33">not <text:s text:c="26"/>19</text:p>
              <text:p text:style-name="P33">be <text:s text:c="27"/>19</text:p>
              <text:p text:style-name="P33">deceived <text:s text:c="21"/>19</text:p>
              <text:p text:style-name="P33">about <text:s text:c="24"/>19</text:p>
              <text:p text:style-name="P33">how <text:s text:c="26"/>19</text:p>
              <text:p text:style-name="P33">every <text:s text:c="24"/>19</text:p>
              <text:p text:style-name="P33">higher <text:s text:c="23"/>19</text:p>
              <text:p text:style-name="P33">culture <text:s text:c="22"/>19</text:p>
              <text:p text:style-name="P33">on <text:s text:c="27"/>19</text:p>
              <text:p text:style-name="P33">earth <text:s text:c="24"/>19</text:p>
              <text:p text:style-name="P33">has <text:s text:c="26"/>20</text:p>
              <text:p text:style-name="P33">begun <text:s text:c="24"/>20</text:p>
            </table:table-cell>
          </table:table-row>
        </table:table>
        <text:p text:style-name="P16"><text:span text:style-name="T1">Saída</text:span> <text:sequence text:ref-name="refTable3" text:name="Table" text:formula="ooow:Table+1" style:num-format="1">4</text:sequence>: <text:span text:style-name="T13">arquivo de entrada nietzsche.txt</text:span></text:p>
      </text:section>
      <text:p text:style-name="P9"/>
      <text:p text:style-name="P4">Conclusã<text:span text:style-name="T8">o</text:span></text:p>
      <text:p text:style-name="P4"/>
      <text:p text:style-name="P23">A resolução deste item evidencia a importância da utilização de TADs para a resolução de problemas. Uma vez que os TADs necessários (queue e word) encontraram-se devidamente <text:span text:style-name="T22">definidos, </text:span>descritos, e implementados, a solução do problema se dá naturalmente combinando as implementações.</text:p>
      <text:p text:style-name="P23">Além disso, esta prática contribui para um melhor reaproveitamento, redabilidade e modularização do código.</text:p>
      <text:p text:style-name="P4"/>
      <text:p text:style-name="P4"/>
      <text:p text:style-name="P25">APÊNDICE – <text:span text:style-name="T14">textos</text:span></text:p>
      <text:p text:style-name="P26">PARTE II</text:p>
      <text:p text:style-name="P26"/>
      <text:p text:style-name="P19"><text:span text:style-name="T20">O arquivo</text:span><text:span text:style-name="T18"> </text:span><text:span text:style-name="T15">kant.txt</text:span> representa um trecho da obra The Critique of Pure Reason de Immanuel Kant e apresentao seguinte conteúdo:</text:p>
      <text:p text:style-name="P19"/>
      <text:p text:style-name="P21">PREFACE TO THE SECOND EDITION, 1787</text:p>
      <text:p text:style-name="P21"/>
      <text:p text:style-name="P21">Whether the treatment of that portion of our knowledge which lies within</text:p>
      <text:p text:style-name="P21">the province of pure reason advances with that undeviating certainty</text:p>
      <text:p text:style-name="P21">which characterizes the progress of science, we shall be at no loss to</text:p>
      <text:p text:style-name="P21">determine. If we find those who are engaged in metaphysical pursuits,</text:p>
      <text:p text:style-name="P21">unable to come to an understanding as to the method which they ought</text:p>
      <text:p text:style-name="P21">to follow; if we find them, after the most elaborate preparations,</text:p>
      <text:p text:style-name="P21"><text:soft-page-break/>invariably brought to a stand before the goal is reached, and compelled</text:p>
      <text:p text:style-name="P21">to retrace their steps and strike into fresh paths, we may then feel</text:p>
      <text:p text:style-name="P21">quite sure that they are far from having attained to the certainty of</text:p>
      <text:p text:style-name="P21">scientific progress and may rather be said to be merely groping about in</text:p>
      <text:p text:style-name="P21">the dark. In these circumstances we shall render an important service to</text:p>
      <text:p text:style-name="P21">reason if we succeed in simply indicating the path along which it must</text:p>
      <text:p text:style-name="P21">travel, in order to arrive at any results--even if it should be found</text:p>
      <text:p text:style-name="P21">necessary to abandon many of those aims which, without reflection, have</text:p>
      <text:p text:style-name="P21">been proposed for its attainment.</text:p>
      <text:p text:style-name="P21"/>
      <text:p text:style-name="P21">That logic has advanced in this sure course, even from the earliest</text:p>
      <text:p text:style-name="P21">times, is apparent from the fact that, since Aristotle, it has been</text:p>
      <text:p text:style-name="P21">unable to advance a step and, thus, to all appearance has reached its</text:p>
      <text:p text:style-name="P21">completion.</text:p>
      <text:p text:style-name="P19"/>
      <text:p text:style-name="P19">________________________________________________________________________________</text:p>
      <text:p text:style-name="P19"/>
      <text:p text:style-name="P20"><text:span text:style-name="T19">O arquivo </text:span><text:span text:style-name="T16">nietzsche</text:span><text:span text:style-name="T15">.txt</text:span> representa um trecho da obra <text:span text:style-name="T17">Beyond Good and Evil de Friedrich Nietzsche</text:span> e apresenta o seguinte conteúdo:</text:p>
      <text:p text:style-name="P20"/>
      <text:p text:style-name="P22">Part 9 What is noble?</text:p>
      <text:p text:style-name="P22"/>
      <text:p text:style-name="P22">Every enhancement so far in the type “man” has been the work of an</text:p>
      <text:p text:style-name="P22">aristocratic society – and that is how it will be, again and again, since this</text:p>
      <text:p text:style-name="P22">sort of society believes in a long ladder of rank order and value distinctions</text:p>
      <text:p text:style-name="P22">between men, and in some sense needs slavery. Without the pathos of</text:p>
      <text:p text:style-name="P22">distance as it grows out of the ingrained differences between stations, out</text:p>
      <text:p text:style-name="P22">of the way the ruling caste maintains an overview and keeps looking down</text:p>
      <text:p text:style-name="P22">on subservient types and tools, and out of this caste’s equally continuous</text:p>
      <text:p text:style-name="P22">exercisein obeying and commanding, in keeping away and below –without</text:p>
      <text:p text:style-name="P22">this pathos, that other, more mysterious pathos could not have grown at</text:p>
      <text:p text:style-name="P22">all, that demand for new expansions of distance within the soul itself,</text:p>
      <text:p text:style-name="P22">the development of states that are increasingly high, rare, distant, tautly</text:p>
      <text:p text:style-name="P22">drawn and comprehensive, and in short, the enhancement of the type</text:p>
      <text:p text:style-name="P22">“man,” the constant “self-overcoming of man” (to use a moral formula in</text:p>
      <text:p text:style-name="P22">a supra-moral sense). Of course, you cannot entertain any humanitarian</text:p>
      <text:p text:style-name="P22">illusions about how an aristocratic society originates (and any elevation</text:p>
      <text:p text:style-name="P22">of the type “man” will presuppose an aristocratic society –): the truth is</text:p>
      <text:p text:style-name="P22">harsh. Let us not be deceived about how every higher culture on earth</text:p>
      <text:p text:style-name="P22">has begun!</text:p>
      <text:p text:style-name="P26"/>
      <text:p text:style-name="P4"/>
      <text:p text:style-name="P7">APÊNDICE – códigos </text:p>
      <text:section text:style-name="Sect1" text:name="Section3">
        <text:p text:style-name="P7">PARTE I</text:p>
        <text:p text:style-name="P12">/*-----------------Makefile---------------------*/</text:p>
        <text:p text:style-name="P12">CC = gcc</text:p>
        <text:p text:style-name="P12">FLAGS = #-Wall -g</text:p>
        <text:p text:style-name="P12">FONTES = matrix.c point.c stack.c main.c</text:p>
        <text:p text:style-name="P12">OBJETOS = $(FONTES: .c = .o)</text:p>
        <text:p text:style-name="P12"/>
        <text:p text:style-name="P12">objetos : $(FONTES)</text:p>
        <text:p text:style-name="P12"><text:tab/>$(CC) -c $(FONTES)</text:p>
        <text:p text:style-name="P12"/>
        <text:p text:style-name="P12">all: $(OBJETOS)</text:p>
        <text:p text:style-name="P12"><text:tab/>$(CC) $(FLAGS) $(OBJETOS) -o main</text:p>
        <text:p text:style-name="P12"/>
        <text:p text:style-name="P12">run: all</text:p>
        <text:p text:style-name="P12"><text:tab/>./main</text:p>
        <text:p text:style-name="P12"/>
        <text:p text:style-name="P12">clear:</text:p>
        <text:p text:style-name="P12"><text:tab/>rm *.o main</text:p>
        <text:p text:style-name="P12">/*--------------------main.c---------------------*/</text:p>
        <text:p text:style-name="P12">#include &lt;stdio.h&gt;</text:p>
        <text:p text:style-name="P12">#include &lt;time.h&gt;</text:p>
        <text:p text:style-name="P12">#include "point.h"</text:p>
        <text:p text:style-name="P12">#include "stack.h"</text:p>
        <text:p text:style-name="P12">#include "matrix.h"</text:p>
        <text:p text:style-name="P12"/>
        <text:p text:style-name="P12">int main(int argc, char const *argv[]) {</text:p>
        <text:p text:style-name="P12"><text:tab/>int n = 10; // define o tamanho da matriz quadrada</text:p>
        <text:p text:style-name="P12"><text:tab/>row = n;</text:p>
        <text:p text:style-name="P12"><text:soft-page-break/><text:tab/>col = n;</text:p>
        <text:p text:style-name="P12"><text:tab/>int matrix[row][col]; // cria a matriz</text:p>
        <text:p text:style-name="P12"><text:tab/>fillMatrix(matrix); // preenche a matriz</text:p>
        <text:p text:style-name="P12"><text:tab/>printMatrix(matrix);</text:p>
        <text:p text:style-name="P12"/>
        <text:p text:style-name="P12"><text:tab/>int size = n*n; // define tamanho máximo da pilha</text:p>
        <text:p text:style-name="P12"><text:tab/>struct POINT points[size]; // cria vetor de ponto</text:p>
        <text:p text:style-name="P12"><text:tab/>struct STACK stack = createStack(size, points); // cria pilha</text:p>
        <text:p text:style-name="P12"/>
        <text:p text:style-name="P12"><text:tab/>struct POINT p0 = createPoint(0,0); // ponto inicial</text:p>
        <text:p text:style-name="P12"><text:tab/>struct POINT pfim = createPoint(n-1,n-1); // ponto final</text:p>
        <text:p text:style-name="P12"><text:tab/>struct POINT null = createPoint(-1,-1); //ponto nulo</text:p>
        <text:p text:style-name="P12"><text:tab/>struct POINT p; // ponto auxiliar usado no loop</text:p>
        <text:p text:style-name="P12"/>
        <text:p text:style-name="P12"><text:tab/>p = p0; // inicia na primeira posicao</text:p>
        <text:p text:style-name="P12"><text:tab/>pushStack(p0,&amp;stack); // empilha primeira posicao (p0)</text:p>
        <text:p text:style-name="P12"><text:tab/>visitMatrix(p0,matrix); // marca a primeira posicao como visitada(p0)</text:p>
        <text:p text:style-name="P12"><text:s text:c="2"/>// enquanto não for o ponto final e for diferente de nulo</text:p>
        <text:p text:style-name="P12"><text:tab/>while( (!comparePoint(p,pfim)) &amp;&amp; <text:s/>(!comparePoint(p,null)) ){</text:p>
        <text:p text:style-name="P12"><text:tab/><text:tab/>p = getPath(p,matrix); //proximo ponto a ser visitado, se nulo desempilha</text:p>
        <text:p text:style-name="P12"><text:tab/><text:tab/>if(!comparePoint(p, null)){</text:p>
        <text:p text:style-name="P12"><text:tab/><text:tab/><text:tab/>visitMatrix(p, matrix);</text:p>
        <text:p text:style-name="P12"><text:tab/><text:tab/><text:tab/>pushStack(p, &amp;stack);</text:p>
        <text:p text:style-name="P12"><text:tab/><text:tab/>}</text:p>
        <text:p text:style-name="P12"><text:tab/><text:tab/>else{</text:p>
        <text:p text:style-name="P12"><text:tab/><text:tab/><text:tab/>popStack(&amp;stack);</text:p>
        <text:p text:style-name="P12"><text:tab/><text:tab/><text:tab/>p = getTopStack(&amp;stack);</text:p>
        <text:p text:style-name="P12"><text:tab/><text:tab/>}</text:p>
        <text:p text:style-name="P12"><text:tab/><text:tab/>/* se todos os elementos sao desempilhados (volta-se ao ponto inicial)</text:p>
        <text:p text:style-name="P12"><text:tab/><text:tab/> entao nao existe caminho ate o fim */</text:p>
        <text:p text:style-name="P12"><text:tab/><text:tab/>if(comparePoint(p,p0)){</text:p>
        <text:p text:style-name="P12"><text:tab/><text:tab/><text:tab/>printf("caminho não encontrado\n\n");</text:p>
        <text:p text:style-name="P12"><text:tab/><text:tab/><text:tab/>break;</text:p>
        <text:p text:style-name="P12"><text:tab/><text:tab/>}</text:p>
        <text:p text:style-name="P12"><text:tab/>}</text:p>
        <text:p text:style-name="P12"><text:tab/>/*imprime matriz (labirinto) e pilha (pontos do caminho)*/</text:p>
        <text:p text:style-name="P12"><text:tab/>printMatrix(matrix);</text:p>
        <text:p text:style-name="P12"><text:tab/>printStack(&amp;stack);</text:p>
        <text:p text:style-name="P12"><text:tab/>return 0;</text:p>
        <text:p text:style-name="P12">}</text:p>
        <text:p text:style-name="P12">/*--------------------point.h--------------------*/</text:p>
        <text:p text:style-name="P14">#ifndef _POINT_H</text:p>
        <text:p text:style-name="P14">#define _POINT_H</text:p>
        <text:p text:style-name="P14"/>
        <text:p text:style-name="P14">typedef struct POINT</text:p>
        <text:p text:style-name="P14">{</text:p>
        <text:p text:style-name="P14"><text:s text:c="4"/>int x;</text:p>
        <text:p text:style-name="P14"><text:s text:c="4"/>int y;</text:p>
        <text:p text:style-name="P14">}POINT;</text:p>
        <text:p text:style-name="P14"/>
        <text:p text:style-name="P14">struct POINT createPoint(int x, int y);</text:p>
        <text:p text:style-name="P14"/>
        <text:p text:style-name="P14">int comparePoint(struct POINT point1, struct POINT point2);</text:p>
        <text:p text:style-name="P14"/>
        <text:p text:style-name="P14">void printPoint(struct POINT point);</text:p>
        <text:p text:style-name="P14"/>
        <text:p text:style-name="P14">#endif</text:p>
        <text:p text:style-name="P14"/>
        <text:p text:style-name="P12">/*--------------------point.c--------------------*/</text:p>
        <text:p text:style-name="P14">#include "point.h"</text:p>
        <text:p text:style-name="P14">#include &lt;stdio.h&gt;</text:p>
        <text:p text:style-name="P14"/>
        <text:p text:style-name="P14">struct POINT createPoint(int x, int y){</text:p>
        <text:p text:style-name="P14"><text:s text:c="4"/>struct POINT point;</text:p>
        <text:p text:style-name="P14"><text:s text:c="4"/>point.x = x;</text:p>
        <text:p text:style-name="P14"><text:s text:c="4"/>point.y = y;</text:p>
        <text:p text:style-name="P14"><text:s text:c="4"/>return point;</text:p>
        <text:p text:style-name="P14">}</text:p>
        <text:p text:style-name="P14">int comparePoint(struct POINT point1, struct POINT point2){</text:p>
        <text:p text:style-name="P14"><text:s text:c="4"/>return (point1.x == point2.x &amp;&amp; point1.y == point2.y);</text:p>
        <text:p text:style-name="P14">}</text:p>
        <text:p text:style-name="P14">void printPoint(struct POINT point){</text:p>
        <text:p text:style-name="P14"><text:s text:c="4"/>printf("(%d, %d) ", point.x+1, point.y+1);</text:p>
        <text:p text:style-name="P14">}</text:p>
        <text:p text:style-name="P12">/*--------------------stack.h--------------------*/</text:p>
        <text:p text:style-name="P14">#ifndef _STACK_H</text:p>
        <text:p text:style-name="P14">#define _STACK_H</text:p>
        <text:p text:style-name="P14"/>
        <text:p text:style-name="P14">typedef struct STACK</text:p>
        <text:p text:style-name="P14">{</text:p>
        <text:p text:style-name="P14"><text:s text:c="4"/>int top;</text:p>
        <text:p text:style-name="P14"><text:s text:c="4"/>int size;</text:p>
        <text:p text:style-name="P14"><text:s text:c="4"/>struct POINT *points;</text:p>
        <text:p text:style-name="P14">}STACK;</text:p>
        <text:p text:style-name="P14"/>
        <text:p text:style-name="P14">struct STACK createStack(int size, struct POINT *points);</text:p>
        <text:p text:style-name="P14"/>
        <text:p text:style-name="P14">void printStack(struct STACK *stack);</text:p>
        <text:p text:style-name="P14"/>
        <text:p text:style-name="P14">int isEmptyStack(struct STACK *stack);</text:p>
        <text:p text:style-name="P14"/>
        <text:p text:style-name="P14">int isFullStack(struct STACK *stack);</text:p>
        <text:p text:style-name="P14"/>
        <text:p text:style-name="P14">void pushStack(struct POINT point, struct STACK *stack);</text:p>
        <text:p text:style-name="P14"/>
        <text:p text:style-name="P14">void popStack(struct STACK *stack);</text:p>
        <text:p text:style-name="P14"/>
        <text:p text:style-name="P14">struct POINT getTopStack(struct STACK *stack);</text:p>
        <text:p text:style-name="P14"/>
        <text:p text:style-name="P14">#endif</text:p>
        <text:p text:style-name="P12">/*--------------------stack.c--------------------*/</text:p>
        <text:p text:style-name="P14">#include &lt;stdio.h&gt;</text:p>
        <text:p text:style-name="P14">#include "stack.h"</text:p>
        <text:p text:style-name="P14">#include "point.h"</text:p>
        <text:p text:style-name="P14"/>
        <text:p text:style-name="P14">struct STACK createStack(int size, struct POINT *points){</text:p>
        <text:p text:style-name="P14"><text:s text:c="4"/>struct STACK stack;</text:p>
        <text:p text:style-name="P14"><text:s text:c="4"/>stack.size = size;</text:p>
        <text:p text:style-name="P14"><text:s text:c="4"/>stack.top = 0;</text:p>
        <text:p text:style-name="P14"><text:s text:c="4"/>stack.points = points;</text:p>
        <text:p text:style-name="P14"><text:s text:c="4"/>return stack;</text:p>
        <text:p text:style-name="P14">}</text:p>
        <text:p text:style-name="P14"/>
        <text:p text:style-name="P14">void printStack(struct STACK *stack){</text:p>
        <text:p text:style-name="P14"><text:s text:c="4"/>int i;</text:p>
        <text:p text:style-name="P14"><text:s text:c="4"/>for (i = 0; i &lt; (*stack).top; i++) {</text:p>
        <text:p text:style-name="P14"><text:s text:c="8"/>printPoint((*stack).points[i]);</text:p>
        <text:p text:style-name="P14"><text:s text:c="4"/>}</text:p>
        <text:p text:style-name="P14">}</text:p>
        <text:p text:style-name="P14"/>
        <text:p text:style-name="P14">int isEmptyStack(struct STACK *stack){</text:p>
        <text:p text:style-name="P14"><text:s text:c="4"/>return (*stack).top == 0;</text:p>
        <text:p text:style-name="P14">}</text:p>
        <text:p text:style-name="P14"/>
        <text:p text:style-name="P14">int isFullStack(struct STACK *stack){</text:p>
        <text:p text:style-name="P14"><text:s text:c="4"/>return (*stack).top == (*stack).size;</text:p>
        <text:p text:style-name="P14">}</text:p>
        <text:p text:style-name="P14"/>
        <text:p text:style-name="P14">void pushStack(struct POINT point, struct STACK *stack){</text:p>
        <text:p text:style-name="P14"><text:s text:c="4"/>if(!isFullStack(stack)){</text:p>
        <text:p text:style-name="P14"><text:s text:c="8"/>(*stack).points[(*stack).top] <text:s/>= point;</text:p>
        <text:p text:style-name="P14"><text:tab/>(*stack).top++;</text:p>
        <text:p text:style-name="P14"><text:s text:c="4"/>}</text:p>
        <text:p text:style-name="P14">}</text:p>
        <text:p text:style-name="P14"/>
        <text:p text:style-name="P14">void popStack(struct STACK *stack){</text:p>
        <text:p text:style-name="P14"><text:s text:c="4"/>if(!isEmptyStack(stack)){</text:p>
        <text:p text:style-name="P14"><text:soft-page-break/><text:s text:c="8"/>(*stack).top--;</text:p>
        <text:p text:style-name="P14"><text:s text:c="4"/>}</text:p>
        <text:p text:style-name="P14">}</text:p>
        <text:p text:style-name="P14"/>
        <text:p text:style-name="P14">struct POINT getTopStack(struct STACK *stack){</text:p>
        <text:p text:style-name="P14"><text:s text:c="4"/>return (*stack).points[(*stack).top];</text:p>
        <text:p text:style-name="P14">}</text:p>
        <text:p text:style-name="P12">/*--------------------m<text:span text:style-name="T8">atrix</text:span>.<text:span text:style-name="T8">h</text:span>-------------------*/</text:p>
        <text:p text:style-name="P14">#ifndef _MATRIX_H</text:p>
        <text:p text:style-name="P14">#define _MATRIX_H</text:p>
        <text:p text:style-name="P14"/>
        <text:p text:style-name="P14">int row;</text:p>
        <text:p text:style-name="P14">int col;</text:p>
        <text:p text:style-name="P14"/>
        <text:p text:style-name="P14">void fillMatrix(int matrix[][col]);</text:p>
        <text:p text:style-name="P14"/>
        <text:p text:style-name="P14">void printMatrix(int matrix[][col]);</text:p>
        <text:p text:style-name="P14"/>
        <text:p text:style-name="P14">void visitMatrix(struct POINT point, int matrix[][col]);</text:p>
        <text:p text:style-name="P14"/>
        <text:p text:style-name="P14">int isVisited(struct POINT point,int matrix[][col]);</text:p>
        <text:p text:style-name="P14"/>
        <text:p text:style-name="P14">struct POINT getPath(struct POINT point, int matrix [][col]);</text:p>
        <text:p text:style-name="P14"/>
        <text:p text:style-name="P14">#endif</text:p>
        <text:p text:style-name="P12">/*---------------- ---m<text:span text:style-name="T8">atrix</text:span>.c-------------------*/</text:p>
        <text:p text:style-name="P14">#include &lt;stdio.h&gt;</text:p>
        <text:p text:style-name="P14">#include &lt;time.h&gt;</text:p>
        <text:p text:style-name="P14">#include "point.h"</text:p>
        <text:p text:style-name="P14">#include "matrix.h"</text:p>
        <text:p text:style-name="P14"/>
        <text:p text:style-name="P14">void fillMatrix(int matrix[][col]){</text:p>
        <text:p text:style-name="P14"><text:tab/>int i, j;</text:p>
        <text:p text:style-name="P14"><text:tab/>srand(time(0));</text:p>
        <text:p text:style-name="P14"/>
        <text:p text:style-name="P14"><text:tab/>for(i=0; i&lt;row; i++){</text:p>
        <text:p text:style-name="P14"><text:tab/><text:tab/>for (j=0; j&lt;col; j++){</text:p>
        <text:p text:style-name="P14"><text:tab/><text:tab/><text:tab/>int r = rand()%100;</text:p>
        <text:p text:style-name="P14"><text:tab/><text:tab/><text:tab/>if(r &lt;= 80)</text:p>
        <text:p text:style-name="P14"><text:tab/><text:tab/><text:tab/><text:tab/>matrix[i][j] = 1;</text:p>
        <text:p text:style-name="P14"><text:tab/><text:tab/><text:tab/>else</text:p>
        <text:p text:style-name="P14"><text:tab/><text:tab/><text:tab/><text:tab/>matrix[i][j] = 0;</text:p>
        <text:p text:style-name="P14"><text:tab/><text:tab/>}</text:p>
        <text:p text:style-name="P14"><text:tab/>}</text:p>
        <text:p text:style-name="P14">}</text:p>
        <text:p text:style-name="P14"/>
        <text:p text:style-name="P14">void printMatrix(int matrix[][col]){</text:p>
        <text:p text:style-name="P14"><text:tab/>int i,j;</text:p>
        <text:p text:style-name="P14"><text:tab/>for(i=0; i&lt;row; i++){</text:p>
        <text:p text:style-name="P14"><text:tab/><text:tab/>for (j=0; j&lt;col; j++){</text:p>
        <text:p text:style-name="P14"><text:tab/><text:tab/><text:tab/>if(matrix[i][j] == 2){</text:p>
        <text:p text:style-name="P14"><text:tab/><text:tab/><text:tab/><text:tab/>printf(" <text:s/>");</text:p>
        <text:p text:style-name="P14"><text:tab/><text:tab/><text:tab/>}else{</text:p>
        <text:p text:style-name="P14"><text:tab/><text:tab/><text:tab/><text:tab/>printf("%d ",matrix[i][j]);</text:p>
        <text:p text:style-name="P14"><text:tab/><text:tab/><text:tab/>}</text:p>
        <text:p text:style-name="P14"><text:tab/><text:tab/>}</text:p>
        <text:p text:style-name="P14"><text:tab/><text:tab/>printf("\n");</text:p>
        <text:p text:style-name="P14"><text:tab/>}</text:p>
        <text:p text:style-name="P14"><text:tab/>printf("\n");</text:p>
        <text:p text:style-name="P14">}</text:p>
        <text:p text:style-name="P14"/>
        <text:p text:style-name="P14">void visitMatrix(struct POINT point,int matrix[][col]){</text:p>
        <text:p text:style-name="P14"><text:tab/>matrix[point.x][point.y] = 2;</text:p>
        <text:p text:style-name="P14">}</text:p>
        <text:p text:style-name="P14"/>
        <text:p text:style-name="P14">int isVisited(struct POINT point, int matrix[][col]){</text:p>
        <text:p text:style-name="P14"><text:tab/>return matrix[point.x][point.y] == 2;</text:p>
        <text:p text:style-name="P14">}</text:p>
        <text:p text:style-name="P14"/>
        <text:p text:style-name="P14">struct POINT getPath(struct POINT point, int matrix[][col]){</text:p>
        <text:p text:style-name="P14"><text:tab/>struct POINT p = createPoint(-1, -1);</text:p>
        <text:p text:style-name="P14"><text:tab/>if(point.x &lt; col &amp;&amp; matrix[point.x+1][point.y] == 1){</text:p>
        <text:p text:style-name="P14"><text:tab/><text:tab/>p = <text:s/>createPoint(point.x+1, point.y);</text:p>
        <text:p text:style-name="P14"><text:tab/>}</text:p>
        <text:p text:style-name="P14"><text:tab/>else if(point.y &lt; row &amp;&amp; matrix[point.x][point.y+1] == 1){</text:p>
        <text:p text:style-name="P14"><text:tab/><text:tab/>p = createPoint(point.x,point.y+1);</text:p>
        <text:p text:style-name="P14"><text:tab/>}</text:p>
        <text:p text:style-name="P14"><text:tab/>else if(point.x&gt;0 &amp;&amp; matrix[point.x-1][point.y] == 1){</text:p>
        <text:p text:style-name="P14"><text:tab/><text:tab/>p = createPoint(point.x-1,point.y);</text:p>
        <text:p text:style-name="P14"><text:tab/>}</text:p>
        <text:p text:style-name="P14"><text:tab/>else if(point.y&gt;0 &amp;&amp; matrix[point.x][point.y-1] == 1){</text:p>
        <text:p text:style-name="P14"><text:tab/><text:tab/>p = createPoint(point.x,point.y-1);</text:p>
        <text:p text:style-name="P14"><text:tab/>}</text:p>
        <text:p text:style-name="P14"><text:tab/>return p;</text:p>
        <text:p text:style-name="P14">}</text:p>
        <text:p text:style-name="P12"/>
        <text:p text:style-name="P7">PARTE II</text:p>
        <text:p text:style-name="P12">/*-----------------Makefile---------------------*/</text:p>
        <text:p text:style-name="P14">CC = gcc</text:p>
        <text:p text:style-name="P14">FLAGS = -Wall -g</text:p>
        <text:p text:style-name="P14">FONTES = rem.c word.c queue.c</text:p>
        <text:p text:style-name="P14">OBJETOS = $(FONTES: .c = .o)</text:p>
        <text:p text:style-name="P14"/>
        <text:p text:style-name="P14">objetos : $(FONTES)</text:p>
        <text:p text:style-name="P14"><text:tab/>$(CC) -c $(FONTES)</text:p>
        <text:p text:style-name="P14"/>
        <text:p text:style-name="P14">all: $(OBJETOS)</text:p>
        <text:p text:style-name="P14"><text:tab/>$(CC) $(FLAGS) $(OBJETOS) -o main</text:p>
        <text:p text:style-name="P14"/>
        <text:p text:style-name="P14">run: all</text:p>
        <text:p text:style-name="P14"><text:tab/>./main</text:p>
        <text:p text:style-name="P14"/>
        <text:p text:style-name="P14">clear:</text:p>
        <text:p text:style-name="P14"><text:tab/>rm *.o main</text:p>
        <text:p text:style-name="P13">/*--------------------<text:span text:style-name="T8">rem</text:span>.c----------------------*/</text:p>
        <text:p text:style-name="P14">#include &lt;stdio.h&gt;</text:p>
        <text:p text:style-name="P14">#include &lt;stdlib.h&gt;</text:p>
        <text:p text:style-name="P14">#include "word.h"</text:p>
        <text:p text:style-name="P14">#include "queue.h"</text:p>
        <text:p text:style-name="P14">#define TAMQUEUE 500 //tamanho maimo da fila</text:p>
        <text:p text:style-name="P14"/>
        <text:p text:style-name="P14">int main(int argc, char const *argv[]) {</text:p>
        <text:p text:style-name="P14"><text:s text:c="4"/>WORD words[TAMQUEUE]; //cria vetor de palavras do tamanho especificado</text:p>
        <text:p text:style-name="P14"><text:s text:c="4"/>QUEUE queue = createQueue(words, TAMQUEUE); //inicia uma fila vazia</text:p>
        <text:p text:style-name="P14"/>
        <text:p text:style-name="P14"><text:s text:c="4"/>FILE *fp;</text:p>
        <text:p text:style-name="P14"><text:s text:c="4"/>char path[] = "<text:span text:style-name="T12">kant</text:span>.txt"; //define o arquivo de texto</text:p>
        <text:p text:style-name="P14"><text:s text:c="4"/>fp = fopen(path, "r+"); //abre o arquivo de texto</text:p>
        <text:p text:style-name="P14"/>
        <text:p text:style-name="P14"><text:s text:c="4"/>readWordFromFile(fp, &amp;queue); //lê palavras do arquivo e as adiciona na fila</text:p>
        <text:p text:style-name="P14"><text:s text:c="4"/>printQueue(&amp;queue); //imprime as palavras da fila</text:p>
        <text:p text:style-name="P14"/>
        <text:p text:style-name="P14"><text:s text:c="4"/>fclose(fp); //fecha arquivo</text:p>
        <text:p text:style-name="P14"><text:s text:c="4"/>return 0;</text:p>
        <text:p text:style-name="P14">}</text:p>
        <text:p text:style-name="P13">/*--------------------<text:span text:style-name="T8">word</text:span>.<text:span text:style-name="T8">h</text:span>---------------------*/</text:p>
        <text:p text:style-name="P14">#ifndef _WORD_H</text:p>
        <text:p text:style-name="P14">#define _WORD_H</text:p>
        <text:p text:style-name="P14">#include "queue.h"</text:p>
        <text:p text:style-name="P14">#define TAMSTRING 50 //tamanho máximo da string</text:p>
        <text:p text:style-name="P14"/>
        <text:p text:style-name="P14">typedef struct WORD //estrutura palavra</text:p>
        <text:p text:style-name="P14">{</text:p>
        <text:p text:style-name="P14"><text:s text:c="4"/>char string[TAMSTRING]; //cadeia de caracteres da palavra</text:p>
        <text:p text:style-name="P14"><text:s text:c="4"/>int length; //comprimento</text:p>
        <text:p text:style-name="P14"><text:s text:c="4"/>int line; //linha do texto que a palavra se encontra</text:p>
        <text:p text:style-name="P14">}WORD;</text:p>
        <text:p text:style-name="P14"/>
        <text:p text:style-name="P14">//cria nova palavra</text:p>
        <text:p text:style-name="P14">struct WORD createWord(char string[TAMSTRING], int length, int line);</text:p>
        <text:p text:style-name="P14"/>
        <text:p text:style-name="P14">//lê palavras num arquivo e as enfileira numa fila</text:p>
        <text:p text:style-name="P14">void readWordFromFile(FILE *fp, struct QUEUE *queue);</text:p>
        <text:p text:style-name="P14"/>
        <text:p text:style-name="P14"><text:soft-page-break/>//imprime uma palavra e sua posição na tela</text:p>
        <text:p text:style-name="P14">void printWord(struct WORD word);</text:p>
        <text:p text:style-name="P14"/>
        <text:p text:style-name="P14">//checa se um caractere é valido</text:p>
        <text:p text:style-name="P14">int isValidChar(char c);</text:p>
        <text:p text:style-name="P14"/>
        <text:p text:style-name="P14">//checa se uma string está vazia</text:p>
        <text:p text:style-name="P14">int isStringEmpty(char *string, int length);</text:p>
        <text:p text:style-name="P14"/>
        <text:p text:style-name="P14">//copia uma string</text:p>
        <text:p text:style-name="P14">void copyString(char *from, char *to);</text:p>
        <text:p text:style-name="P14"/>
        <text:p text:style-name="P14">#endif</text:p>
        <text:p text:style-name="P13">/*--------------------<text:span text:style-name="T8">word</text:span>.c---------------------*/</text:p>
        <text:p text:style-name="P14">#include &lt;stdio.h&gt;</text:p>
        <text:p text:style-name="P14">#include "word.h"</text:p>
        <text:p text:style-name="P14">#include "queue.h"</text:p>
        <text:p text:style-name="P14">#define SPACE 30 //espaço para imprimir na tela</text:p>
        <text:p text:style-name="P14">#define TAMSTRING 50 //tamanho máximo da string</text:p>
        <text:p text:style-name="P14"/>
        <text:p text:style-name="P14">struct WORD createWord(char string[50], int length, int line){</text:p>
        <text:p text:style-name="P14"><text:s text:c="4"/>struct WORD word;</text:p>
        <text:p text:style-name="P14"><text:s text:c="4"/>copyString(string, word.string);</text:p>
        <text:p text:style-name="P14"><text:s text:c="4"/>word.length = length;</text:p>
        <text:p text:style-name="P14"><text:s text:c="4"/>word.line = line;</text:p>
        <text:p text:style-name="P14"><text:s text:c="4"/>return word;</text:p>
        <text:p text:style-name="P14">}</text:p>
        <text:p text:style-name="P14"/>
        <text:p text:style-name="P14">void readWordFromFile(FILE *fp, struct QUEUE *queue){</text:p>
        <text:p text:style-name="P14"><text:s text:c="4"/>if(fp == NULL){</text:p>
        <text:p text:style-name="P14"><text:s text:c="8"/>printf("%s\n", "Fail to open file!");</text:p>
        <text:p text:style-name="P14"><text:s text:c="4"/>}</text:p>
        <text:p text:style-name="P14"><text:s text:c="4"/>else{</text:p>
        <text:p text:style-name="P14"><text:s text:c="8"/>char chars[TAMSTRING];</text:p>
        <text:p text:style-name="P14"><text:s text:c="8"/>char c;</text:p>
        <text:p text:style-name="P14"><text:s text:c="8"/>int line = 1;</text:p>
        <text:p text:style-name="P14"><text:s text:c="8"/>int i = 0;</text:p>
        <text:p text:style-name="P14"><text:s text:c="8"/>while ((c = fgetc(fp)) != EOF) {</text:p>
        <text:p text:style-name="P14"><text:s text:c="12"/>if(isValidChar(c)){</text:p>
        <text:p text:style-name="P14"><text:s text:c="16"/>chars[i] = c;</text:p>
        <text:p text:style-name="P14"><text:s text:c="12"/>}</text:p>
        <text:p text:style-name="P14"><text:s text:c="12"/>else{</text:p>
        <text:p text:style-name="P14"><text:s text:c="16"/>chars[i] = '\0';</text:p>
        <text:p text:style-name="P14"><text:s text:c="16"/>if(!isStringEmpty(chars, i)){</text:p>
        <text:p text:style-name="P14"><text:s text:c="20"/>pushQueue(createWord(chars, i, line), queue);</text:p>
        <text:p text:style-name="P14"><text:s text:c="16"/>}</text:p>
        <text:p text:style-name="P14"><text:s text:c="16"/>if(c == '\n')</text:p>
        <text:p text:style-name="P14"><text:s text:c="16"/>line++;</text:p>
        <text:p text:style-name="P14"><text:s text:c="16"/>i = -1;</text:p>
        <text:p text:style-name="P14"><text:s text:c="12"/>}</text:p>
        <text:p text:style-name="P14"><text:s text:c="12"/>i++;</text:p>
        <text:p text:style-name="P14"><text:s text:c="8"/>}</text:p>
        <text:p text:style-name="P14"><text:s text:c="4"/>}</text:p>
        <text:p text:style-name="P14">}</text:p>
        <text:p text:style-name="P14"/>
        <text:p text:style-name="P14">void printWord(struct WORD word){</text:p>
        <text:p text:style-name="P14"><text:s text:c="4"/>int i = 0;</text:p>
        <text:p text:style-name="P14"><text:s text:c="4"/>printf("%s",word.string );</text:p>
        <text:p text:style-name="P14"><text:s text:c="4"/>for(i = (SPACE - word.length); i &gt; 0; i--){</text:p>
        <text:p text:style-name="P14"><text:s text:c="8"/>printf(" ");</text:p>
        <text:p text:style-name="P14"><text:s text:c="4"/>}</text:p>
        <text:p text:style-name="P14"><text:s text:c="4"/>printf("%d\n", word.line);</text:p>
        <text:p text:style-name="P14">}</text:p>
        <text:p text:style-name="P14"/>
        <text:p text:style-name="P31">// códigos ascii para números e letras //maiúsculas/minúsculas</text:p>
        <text:p text:style-name="P14">int isValidChar(char c){</text:p>
        <text:p text:style-name="P14"><text:s text:c="4"/>return </text:p>
        <text:p text:style-name="P14"><text:s text:c="8"/>(c &gt;= 48 &amp;&amp; c &lt;= 57) ||</text:p>
        <text:p text:style-name="P14"><text:s text:c="8"/>(c &gt;= 65 &amp;&amp; c &lt;= 90) ||</text:p>
        <text:p text:style-name="P14"><text:s text:c="8"/>(c &gt;= 97 &amp;&amp; c &lt;= 122);</text:p>
        <text:p text:style-name="P14">}</text:p>
        <text:p text:style-name="P14"/>
        <text:p text:style-name="P14">int isStringEmpty(char *string, int length){</text:p>
        <text:p text:style-name="P14"><text:s text:c="4"/>int flag = 1;</text:p>
        <text:p text:style-name="P14"><text:s text:c="4"/>if(length &gt; 0){</text:p>
        <text:p text:style-name="P14"><text:s text:c="8"/>int i;</text:p>
        <text:p text:style-name="P14"><text:s text:c="8"/>for(i = 0; i &lt; length; i++){</text:p>
        <text:p text:style-name="P14"><text:s text:c="12"/>if(string[i] != ' ')</text:p>
        <text:p text:style-name="P14"><text:s text:c="16"/>flag = 0;</text:p>
        <text:p text:style-name="P14"><text:s text:c="8"/>}</text:p>
        <text:p text:style-name="P14"><text:s text:c="4"/>}</text:p>
        <text:p text:style-name="P14"><text:s text:c="4"/>return flag;</text:p>
        <text:p text:style-name="P14">}</text:p>
        <text:p text:style-name="P14"/>
        <text:p text:style-name="P14">void copyString(char from[], char to[]){</text:p>
        <text:p text:style-name="P14"><text:s text:c="4"/>int i = 0;</text:p>
        <text:p text:style-name="P14"><text:s text:c="4"/>while ((to[i] = from[i]) != '\0') {</text:p>
        <text:p text:style-name="P14"><text:s text:c="8"/>i++;</text:p>
        <text:p text:style-name="P14"><text:s text:c="4"/>}</text:p>
        <text:p text:style-name="P14">}</text:p>
        <text:p text:style-name="P13">/*--------------------<text:span text:style-name="T8">queue</text:span>.<text:span text:style-name="T8">h</text:span>--------------------*/</text:p>
        <text:p text:style-name="P14">#ifndef _QUEUE_H</text:p>
        <text:p text:style-name="P14">#define _QUEUE_H</text:p>
        <text:p text:style-name="P14"/>
        <text:p text:style-name="P14">typedef struct QUEUE //estrutura fila</text:p>
        <text:p text:style-name="P14">{</text:p>
        <text:p text:style-name="P14"><text:s text:c="4"/>int first; //primeiro da fila</text:p>
        <text:p text:style-name="P14"><text:s text:c="4"/>int last; //último da fila</text:p>
        <text:p text:style-name="P14"><text:s text:c="4"/>int maxSize; //tamanho máximo da fila</text:p>
        <text:p text:style-name="P14"><text:s text:c="4"/>struct WORD *words; //vetor de palavras</text:p>
        <text:p text:style-name="P14">}QUEUE;</text:p>
        <text:p text:style-name="P14"/>
        <text:p text:style-name="P14">//cria fila nova vazia</text:p>
        <text:p text:style-name="P14">struct QUEUE createQueue(struct WORD *words, int maxSize);</text:p>
        <text:p text:style-name="P14"/>
        <text:p text:style-name="P14">//imprime as palavras da fila à medida que a desenfileira</text:p>
        <text:p text:style-name="P14">void printQueue(struct QUEUE *queue);</text:p>
        <text:p text:style-name="P14"/>
        <text:p text:style-name="P14">//checa se a fila está fazia</text:p>
        <text:p text:style-name="P14">int isEmptyQueue(struct QUEUE *queue);</text:p>
        <text:p text:style-name="P14"/>
        <text:p text:style-name="P14">//checa se a fila está cheia</text:p>
        <text:p text:style-name="P14">int isFullQueue(struct QUEUE *queue);</text:p>
        <text:p text:style-name="P14"/>
        <text:p text:style-name="P14">//enfileira palavra na fila</text:p>
        <text:p text:style-name="P14">void pushQueue(struct WORD word, struct QUEUE *queue);</text:p>
        <text:p text:style-name="P14"/>
        <text:p text:style-name="P14">//desenfileira palavra na fila</text:p>
        <text:p text:style-name="P14">void popQueue(struct QUEUE *queue);</text:p>
        <text:p text:style-name="P14"/>
        <text:p text:style-name="P14">#endif</text:p>
        <text:p text:style-name="P13">/*--------------------<text:span text:style-name="T8">queu</text:span>.c---------------------*/</text:p>
        <text:p text:style-name="P14">#include &lt;stdio.h&gt;</text:p>
        <text:p text:style-name="P14">#include "queue.h"</text:p>
        <text:p text:style-name="P14">#include "word.h"</text:p>
        <text:p text:style-name="P14"/>
        <text:p text:style-name="P14"/>
        <text:p text:style-name="P14">struct QUEUE createQueue(struct WORD *words, int maxSize){</text:p>
        <text:p text:style-name="P14"><text:s text:c="4"/>struct QUEUE queue;</text:p>
        <text:p text:style-name="P14"><text:s text:c="4"/>queue.first = 0;</text:p>
        <text:p text:style-name="P14"><text:s text:c="4"/>queue.last = 0;</text:p>
        <text:p text:style-name="P14"><text:s text:c="4"/>queue.words = words;</text:p>
        <text:p text:style-name="P14"><text:s text:c="4"/>queue.maxSize = maxSize;</text:p>
        <text:p text:style-name="P14"><text:s text:c="4"/>return queue;</text:p>
        <text:p text:style-name="P14">}</text:p>
        <text:p text:style-name="P14"/>
        <text:p text:style-name="P14">void printQueue(struct QUEUE *queue){</text:p>
        <text:p text:style-name="P14"><text:s text:c="4"/>if(!isEmptyQueue(queue)){</text:p>
        <text:p text:style-name="P14"><text:s text:c="8"/>while(!isEmptyQueue(queue)){</text:p>
        <text:p text:style-name="P14"><text:s text:c="12"/>printWord((*queue).words[(*queue).first]);</text:p>
        <text:p text:style-name="P14"><text:s text:c="12"/>popQueue(queue);</text:p>
        <text:p text:style-name="P14"><text:s text:c="8"/>}</text:p>
        <text:p text:style-name="P14"><text:s text:c="4"/>}</text:p>
        <text:p text:style-name="P14">}</text:p>
        <text:p text:style-name="P14"/>
        <text:p text:style-name="P14">int isEmptyQueue(struct QUEUE *queue){</text:p>
        <text:p text:style-name="P14"><text:s text:c="4"/>return (*queue).first == (*queue).last;</text:p>
        <text:p text:style-name="P14">}</text:p>
        <text:p text:style-name="P14"/>
        <text:p text:style-name="P14">int isFullQueue(struct QUEUE *queue){</text:p>
        <text:p text:style-name="P14"><text:s text:c="4"/>return (*queue).last == (*queue).maxSize;</text:p>
        <text:p text:style-name="P14">}</text:p>
        <text:p text:style-name="P14"><text:soft-page-break/></text:p>
        <text:p text:style-name="P14">void pushQueue(struct WORD word, struct QUEUE *queue){</text:p>
        <text:p text:style-name="P14"><text:s text:c="4"/>if(!isFullQueue(queue)){</text:p>
        <text:p text:style-name="P14"><text:s text:c="8"/>(*queue).words[(*queue).last] = word;</text:p>
        <text:p text:style-name="P14"><text:s text:c="8"/>(*queue).last = (*queue).last + 1;</text:p>
        <text:p text:style-name="P14"><text:s text:c="4"/>}</text:p>
        <text:p text:style-name="P14">}</text:p>
        <text:p text:style-name="P14"/>
        <text:p text:style-name="P14">void popQueue(struct QUEUE *queue){</text:p>
        <text:p text:style-name="P14"><text:s text:c="4"/>if(!isEmptyQueue(queue)){</text:p>
        <text:p text:style-name="P14"><text:s text:c="8"/>int i;</text:p>
        <text:p text:style-name="P14"><text:s text:c="8"/>for(i = 0; i &lt; ((*queue).last -1); i++){</text:p>
        <text:p text:style-name="P14"><text:s text:c="12"/>(*queue).words[i] = (*queue).words[i+1];</text:p>
        <text:p text:style-name="P14"><text:s text:c="8"/>}</text:p>
        <text:p text:style-name="P14"><text:s text:c="8"/>(*queue).last = (*queue).last - 1;</text:p>
        <text:p text:style-name="P14"><text:s text:c="4"/>}</text:p>
        <text:p text:style-name="P14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Noto, sans-serif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0:31:07.888863595</meta:creation-date>
    <dc:date>2016-04-27T18:21:10.638564464</dc:date>
    <meta:editing-duration>PT2H20M52S</meta:editing-duration>
    <meta:editing-cycles>23</meta:editing-cycles>
    <meta:generator>LibreOffice/5.0.5.2$Linux_X86_64 LibreOffice_project/55b006a02d247b5f7215fc6ea0fde844b30035b3</meta:generator>
    <dc:creator>Daegonny </dc:creator>
    <meta:document-statistic meta:table-count="4" meta:image-count="0" meta:object-count="0" meta:page-count="11" meta:paragraph-count="950" meta:word-count="3696" meta:character-count="32033" meta:non-whitespace-character-count="17584"/>
  </office:meta>
</office:document-meta>
</file>